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nas" svg:font-family="'Liberation Snas'"/>
    <style:font-face style:name="Mangal1" svg:font-family="Mangal"/>
    <style:font-face style:name="Liberation Serif1" svg:font-family="'Liberation Serif'" style:font-family-generic="roman"/>
    <style:font-face style:name="Noto Serif" svg:font-family="'Noto Serif'" style:font-family-generic="roman"/>
    <style:font-face style:name="Liberation Sans2" svg:font-family="'Liberation Sans'" style:font-family-generic="swiss"/>
    <style:font-face style:name="Liberation Sans3" svg:font-family="'Liberation Sans'" style:font-adornments="Bold" style:font-family-generic="swiss"/>
    <style:font-face style:name="Noto Sans" svg:font-family="'Noto Sans'" style:font-family-generic="swiss"/>
    <style:font-face style:name="TSCu_Comic" svg:font-family="TSCu_Com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2a6099" style:font-name="Liberation Snas" officeooo:rsid="0037a320" officeooo:paragraph-rsid="0037a320"/>
    </style:style>
    <style:style style:name="P2" style:family="paragraph" style:parent-style-name="Text_20_body">
      <style:text-properties style:font-name="Liberation Sans"/>
    </style:style>
    <style:style style:name="P3" style:family="paragraph" style:parent-style-name="Text_20_body">
      <style:text-properties style:font-name="Liberation Sans" fo:font-size="18pt" officeooo:rsid="0000c910" officeooo:paragraph-rsid="0000c910" style:font-name-asian="Microsoft YaHei" style:font-size-asian="18pt" style:font-name-complex="Mangal" style:font-size-complex="18pt"/>
    </style:style>
    <style:style style:name="P4" style:family="paragraph" style:parent-style-name="Text_20_body">
      <style:paragraph-properties fo:text-align="center" style:justify-single-word="false"/>
      <style:text-properties style:font-name="Liberation Sans" fo:font-size="15pt" officeooo:rsid="000158cf" officeooo:paragraph-rsid="000158cf" style:font-name-asian="Microsoft YaHei" style:font-size-asian="15pt" style:font-name-complex="Mangal" style:font-size-complex="15pt"/>
    </style:style>
    <style:style style:name="P5" style:family="paragraph" style:parent-style-name="Text_20_body">
      <style:paragraph-properties fo:text-align="center" style:justify-single-word="false"/>
      <style:text-properties style:font-name="Liberation Sans" fo:font-size="13pt" officeooo:rsid="000158cf" officeooo:paragraph-rsid="000158cf" style:font-name-asian="Microsoft YaHei" style:font-size-asian="13pt" style:font-name-complex="Mangal" style:font-size-complex="13pt"/>
    </style:style>
    <style:style style:name="P6" style:family="paragraph" style:parent-style-name="Text_20_body">
      <style:text-properties style:font-name="Liberation Sans" officeooo:rsid="000d12cf" officeooo:paragraph-rsid="000d12cf"/>
    </style:style>
    <style:style style:name="P7" style:family="paragraph" style:parent-style-name="Text_20_body">
      <style:text-properties style:font-name="Liberation Sans" officeooo:rsid="000477e5" officeooo:paragraph-rsid="000477e5"/>
    </style:style>
    <style:style style:name="P8" style:family="paragraph" style:parent-style-name="Text_20_body">
      <style:text-properties style:font-name="Liberation Sans" officeooo:rsid="000b4da0" officeooo:paragraph-rsid="000b4da0"/>
    </style:style>
    <style:style style:name="P9" style:family="paragraph" style:parent-style-name="Text_20_body">
      <style:text-properties style:font-name="Liberation Sans" officeooo:rsid="000ee398" officeooo:paragraph-rsid="000ee398"/>
    </style:style>
    <style:style style:name="P10" style:family="paragraph" style:parent-style-name="Text_20_body">
      <style:text-properties style:font-name="Liberation Sans" officeooo:rsid="0018c7fa" officeooo:paragraph-rsid="0018c7fa" style:font-name-asian="Microsoft YaHei" style:font-name-complex="Mangal"/>
    </style:style>
    <style:style style:name="P11" style:family="paragraph" style:parent-style-name="Text_20_body">
      <style:text-properties style:font-name="Liberation Sans" officeooo:rsid="0024b05a" officeooo:paragraph-rsid="0024b05a"/>
    </style:style>
    <style:style style:name="P12" style:family="paragraph" style:parent-style-name="Text_20_body">
      <style:text-properties style:font-name="Liberation Sans" officeooo:rsid="0024b05a" officeooo:paragraph-rsid="00262515"/>
    </style:style>
    <style:style style:name="P13" style:family="paragraph" style:parent-style-name="Text_20_body">
      <style:text-properties style:font-name="Liberation Sans" officeooo:rsid="002335cd" officeooo:paragraph-rsid="002335cd"/>
    </style:style>
    <style:style style:name="P14" style:family="paragraph" style:parent-style-name="Text_20_body">
      <style:text-properties style:font-name="Liberation Sans" fo:font-size="18.2000007629395pt" fo:font-weight="bold" officeooo:rsid="00202770" officeooo:paragraph-rsid="00202770" style:font-name-asian="Microsoft YaHei" style:font-size-asian="18.2000007629395pt" style:font-weight-asian="bold" style:font-name-complex="Mangal" style:font-size-complex="18.2000007629395pt" style:font-weight-complex="bold"/>
    </style:style>
    <style:style style:name="P15" style:family="paragraph" style:parent-style-name="Text_20_body">
      <style:text-properties style:font-name="Liberation Sans" officeooo:rsid="00262515" officeooo:paragraph-rsid="00262515"/>
    </style:style>
    <style:style style:name="P16" style:family="paragraph" style:parent-style-name="Text_20_body">
      <style:paragraph-properties fo:text-align="center" style:justify-single-word="false"/>
      <style:text-properties style:font-name="Liberation Sans" fo:font-size="14pt" fo:font-style="italic" officeooo:rsid="000158cf" officeooo:paragraph-rsid="000158cf" style:font-name-asian="Microsoft YaHei" style:font-size-asian="14pt" style:font-style-asian="italic" style:font-name-complex="Mangal" style:font-size-complex="14pt" style:font-style-complex="italic"/>
    </style:style>
    <style:style style:name="P17" style:family="paragraph" style:parent-style-name="Text_20_body">
      <style:paragraph-properties fo:text-align="center" style:justify-single-word="false"/>
      <style:text-properties style:font-name="Liberation Sans" fo:font-size="12pt" officeooo:rsid="000158cf" officeooo:paragraph-rsid="000158cf" style:font-name-asian="Microsoft YaHei" style:font-size-asian="12pt" style:font-name-complex="Mangal" style:font-size-complex="12pt"/>
    </style:style>
    <style:style style:name="P18" style:family="paragraph" style:parent-style-name="Text_20_body">
      <style:paragraph-properties fo:text-align="center" style:justify-single-word="false"/>
      <style:text-properties style:font-name="Liberation Sans" fo:font-size="12pt" officeooo:rsid="0037a320" officeooo:paragraph-rsid="0037a320" style:font-name-asian="Microsoft YaHei" style:font-size-asian="12pt" style:font-name-complex="Mangal" style:font-size-complex="12pt"/>
    </style:style>
    <style:style style:name="P19" style:family="paragraph" style:parent-style-name="Text_20_body">
      <style:paragraph-properties fo:text-align="center" style:justify-single-word="false"/>
      <style:text-properties style:font-name="Liberation Sans" fo:font-size="11pt" fo:font-style="italic" officeooo:rsid="004eb706" officeooo:paragraph-rsid="004eb706" style:font-name-asian="Microsoft YaHei" style:font-size-asian="11pt" style:font-style-asian="italic" style:font-name-complex="Mangal" style:font-size-complex="11pt" style:font-style-complex="italic"/>
    </style:style>
    <style:style style:name="P20" style:family="paragraph" style:parent-style-name="Text_20_body">
      <style:text-properties style:font-name="Liberation Sans" fo:font-weight="normal" officeooo:rsid="002c5e93" officeooo:paragraph-rsid="002c5e93" style:font-weight-asian="normal" style:font-weight-complex="normal"/>
    </style:style>
    <style:style style:name="P21" style:family="paragraph" style:parent-style-name="Text_20_body">
      <style:text-properties style:font-name="Liberation Sans" fo:font-weight="normal" officeooo:rsid="0031bd17" officeooo:paragraph-rsid="0031bd17" style:font-weight-asian="normal" style:font-weight-complex="normal"/>
    </style:style>
    <style:style style:name="P22" style:family="paragraph" style:parent-style-name="Text_20_body">
      <style:text-properties style:font-name="Liberation Sans" officeooo:paragraph-rsid="002ee594"/>
    </style:style>
    <style:style style:name="P23" style:family="paragraph" style:parent-style-name="Text_20_body">
      <style:text-properties style:font-name="Liberation Sans" officeooo:rsid="002ee594" officeooo:paragraph-rsid="002ee594"/>
    </style:style>
    <style:style style:name="P24" style:family="paragraph" style:parent-style-name="Text_20_body">
      <style:text-properties style:font-name="Liberation Sans" officeooo:rsid="0031bd17" officeooo:paragraph-rsid="0031bd17"/>
    </style:style>
    <style:style style:name="P25" style:family="paragraph" style:parent-style-name="Text_20_body">
      <style:text-properties style:font-name="Liberation Sans" officeooo:rsid="0034cada" officeooo:paragraph-rsid="0034cada"/>
    </style:style>
    <style:style style:name="P26" style:family="paragraph" style:parent-style-name="Text_20_body">
      <style:text-properties style:font-name="Liberation Sans" officeooo:paragraph-rsid="0036d11f"/>
    </style:style>
    <style:style style:name="P27" style:family="paragraph" style:parent-style-name="Text_20_body">
      <style:text-properties style:font-name="Liberation Sans" officeooo:rsid="00376200" officeooo:paragraph-rsid="00376200"/>
    </style:style>
    <style:style style:name="P28" style:family="paragraph" style:parent-style-name="Text_20_body">
      <style:text-properties style:font-name="Liberation Sans" officeooo:rsid="004c432a" officeooo:paragraph-rsid="004c432a"/>
    </style:style>
    <style:style style:name="P29" style:family="paragraph" style:parent-style-name="Text_20_body">
      <style:text-properties officeooo:rsid="000477e5" officeooo:paragraph-rsid="000477e5"/>
    </style:style>
    <style:style style:name="P30" style:family="paragraph" style:parent-style-name="Text_20_body">
      <style:text-properties officeooo:rsid="000477e5" officeooo:paragraph-rsid="000b4da0"/>
    </style:style>
    <style:style style:name="P31" style:family="paragraph" style:parent-style-name="Text_20_body">
      <style:text-properties officeooo:paragraph-rsid="0005cc07"/>
    </style:style>
    <style:style style:name="P32" style:family="paragraph" style:parent-style-name="Text_20_body">
      <style:text-properties style:font-name="Liberation Sans1" officeooo:rsid="0011845e" officeooo:paragraph-rsid="0011845e"/>
    </style:style>
    <style:style style:name="P33" style:family="paragraph" style:parent-style-name="Text_20_body">
      <style:text-properties style:font-name="Liberation Sans1" officeooo:rsid="0012d4b9" officeooo:paragraph-rsid="0012d4b9"/>
    </style:style>
    <style:style style:name="P34" style:family="paragraph" style:parent-style-name="Text_20_body">
      <style:text-properties style:font-name="Liberation Sans1" officeooo:rsid="00137a93" officeooo:paragraph-rsid="00137a93"/>
    </style:style>
    <style:style style:name="P35" style:family="paragraph" style:parent-style-name="Text_20_body">
      <style:text-properties style:font-name="Liberation Sans1" officeooo:rsid="00137a93" officeooo:paragraph-rsid="0014d7b0"/>
    </style:style>
    <style:style style:name="P36" style:family="paragraph" style:parent-style-name="Text_20_body">
      <style:text-properties style:font-name="Liberation Sans1" fo:font-weight="bold" officeooo:rsid="0018c7fa" officeooo:paragraph-rsid="0018c7fa" style:font-weight-asian="bold" style:font-weight-complex="bold"/>
    </style:style>
    <style:style style:name="P37" style:family="paragraph" style:parent-style-name="Text_20_body">
      <style:text-properties style:font-name="Liberation Sans1" fo:font-weight="bold" officeooo:rsid="0017864c" officeooo:paragraph-rsid="0017864c" style:font-weight-asian="bold" style:font-weight-complex="bold"/>
    </style:style>
    <style:style style:name="P38" style:family="paragraph" style:parent-style-name="Text_20_body">
      <style:text-properties style:font-name="Liberation Sans1" fo:font-weight="bold" officeooo:rsid="00292e40" officeooo:paragraph-rsid="00292e40" style:font-weight-asian="bold" style:font-weight-complex="bold"/>
    </style:style>
    <style:style style:name="P39" style:family="paragraph" style:parent-style-name="Text_20_body">
      <style:text-properties style:font-name="Liberation Sans1" fo:font-weight="normal" officeooo:rsid="00292e40" officeooo:paragraph-rsid="00292e40" style:font-weight-asian="normal" style:font-weight-complex="normal"/>
    </style:style>
    <style:style style:name="P40" style:family="paragraph" style:parent-style-name="Text_20_body">
      <style:text-properties style:font-name="Liberation Snas" fo:font-weight="bold" officeooo:rsid="0018c7fa" officeooo:paragraph-rsid="0018c7fa" style:font-weight-asian="bold" style:font-weight-complex="bold"/>
    </style:style>
    <style:style style:name="P41" style:family="paragraph" style:parent-style-name="Text_20_body">
      <style:text-properties fo:font-weight="normal" officeooo:paragraph-rsid="00292e40" style:font-weight-asian="normal" style:font-weight-complex="normal"/>
    </style:style>
    <style:style style:name="P42" style:family="paragraph" style:parent-style-name="Text_20_body">
      <style:text-properties fo:font-weight="normal" officeooo:rsid="002be742" officeooo:paragraph-rsid="002be742" style:font-weight-asian="normal" style:font-weight-complex="normal"/>
    </style:style>
    <style:style style:name="P43" style:family="paragraph" style:parent-style-name="Text_20_body">
      <style:paragraph-properties fo:orphans="2" fo:widows="2"/>
      <style:text-properties fo:font-variant="normal" fo:text-transform="none" style:font-name="Liberation Sans" fo:letter-spacing="normal"/>
    </style:style>
    <style:style style:name="P44" style:family="paragraph" style:parent-style-name="Text_20_body">
      <style:paragraph-properties fo:orphans="2" fo:widows="2"/>
      <style:text-properties fo:font-variant="normal" fo:text-transform="none" style:font-name="Liberation Sans" fo:font-size="12pt" fo:letter-spacing="normal" fo:font-style="normal" fo:font-weight="normal"/>
    </style:style>
    <style:style style:name="P45" style:family="paragraph" style:parent-style-name="Text_20_body">
      <style:text-properties officeooo:paragraph-rsid="0034cada"/>
    </style:style>
    <style:style style:name="P46" style:family="paragraph" style:parent-style-name="Text_20_body">
      <style:paragraph-properties fo:text-align="center" style:justify-single-word="false"/>
      <style:text-properties officeooo:paragraph-rsid="00376200"/>
    </style:style>
    <style:style style:name="P47" style:family="paragraph" style:parent-style-name="Text_20_body">
      <style:text-properties officeooo:paragraph-rsid="000ee398"/>
    </style:style>
    <style:style style:name="P48" style:family="paragraph" style:parent-style-name="Text_20_body">
      <style:text-properties officeooo:paragraph-rsid="002335cd"/>
    </style:style>
    <style:style style:name="P49" style:family="paragraph" style:parent-style-name="Text_20_body">
      <style:text-properties style:font-name="TSCu_Comic" fo:font-size="18pt" officeooo:rsid="0000c910" officeooo:paragraph-rsid="0000c910" style:font-name-asian="Microsoft YaHei" style:font-size-asian="18pt" style:font-name-complex="Mangal" style:font-size-complex="18pt"/>
    </style:style>
    <style:style style:name="P50" style:family="paragraph" style:parent-style-name="Text_20_body">
      <style:paragraph-properties fo:margin-top="0in" fo:margin-bottom="0in" loext:contextual-spacing="false" fo:line-height="100%"/>
      <style:text-properties style:font-name="Liberation Sans1" officeooo:rsid="0011845e" officeooo:paragraph-rsid="0011845e"/>
    </style:style>
    <style:style style:name="P51" style:family="paragraph" style:parent-style-name="Text_20_body">
      <style:paragraph-properties fo:margin-top="0in" fo:margin-bottom="0in" loext:contextual-spacing="false" fo:line-height="115%"/>
      <style:text-properties style:font-name="Liberation Sans1" officeooo:rsid="0012d4b9" officeooo:paragraph-rsid="0012d4b9"/>
    </style:style>
    <style:style style:name="P52" style:family="paragraph" style:parent-style-name="Text_20_body">
      <style:paragraph-properties fo:margin-top="0in" fo:margin-bottom="0in" loext:contextual-spacing="false" fo:line-height="100%"/>
      <style:text-properties style:font-name="Liberation Sans" officeooo:rsid="0018c7fa" officeooo:paragraph-rsid="0018c7fa" style:font-name-asian="Microsoft YaHei" style:font-name-complex="Mangal"/>
    </style:style>
    <style:style style:name="P53" style:family="paragraph" style:parent-style-name="Text_20_body">
      <style:paragraph-properties fo:margin-top="0in" fo:margin-bottom="0.0937in" loext:contextual-spacing="false" fo:line-height="120%" fo:orphans="2" fo:widows="2"/>
    </style:style>
    <style:style style:name="P54" style:family="paragraph" style:parent-style-name="Text_20_body">
      <style:paragraph-properties fo:margin-top="0in" fo:margin-bottom="0.0937in" loext:contextual-spacing="false" fo:line-height="120%" fo:orphans="2" fo:widows="2"/>
      <style:text-properties style:font-name="Liberation Sans"/>
    </style:style>
    <style:style style:name="P55" style:family="paragraph" style:parent-style-name="Subtitle">
      <style:text-properties fo:color="#ff8000" fo:font-size="22pt" officeooo:paragraph-rsid="0000c910" style:font-size-asian="22pt" style:font-size-complex="22pt"/>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itle">
      <style:text-properties fo:color="#2a6099" fo:font-size="36pt" style:font-size-asian="36pt" style:font-size-complex="36pt"/>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202770"/>
    </style:style>
    <style:style style:name="P63" style:family="paragraph" style:parent-style-name="Heading_20_2">
      <style:text-properties officeooo:paragraph-rsid="00081b63"/>
    </style:style>
    <style:style style:name="P64" style:family="paragraph" style:parent-style-name="Heading_20_2">
      <style:text-properties style:font-name="Liberation Sans" fo:font-size="16.1000003814697pt" fo:font-weight="bold" officeooo:rsid="00081b63" officeooo:paragraph-rsid="00081b63"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Liberation Sans" fo:font-size="16.1000003814697pt" fo:font-weight="bold" officeooo:rsid="00137a93" officeooo:paragraph-rsid="00137a93"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Liberation Sans" fo:font-size="16.1000003814697pt" fo:font-weight="bold" officeooo:rsid="0017864c" officeooo:paragraph-rsid="0018c7fa"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Liberation Sans" officeooo:rsid="0017864c" officeooo:paragraph-rsid="0017864c"/>
    </style:style>
    <style:style style:name="P68" style:family="paragraph" style:parent-style-name="Heading_20_2">
      <style:text-properties officeooo:rsid="000b4da0" officeooo:paragraph-rsid="000b4da0"/>
    </style:style>
    <style:style style:name="P69" style:family="paragraph" style:parent-style-name="Heading_20_2">
      <style:text-properties officeooo:paragraph-rsid="000b4da0"/>
    </style:style>
    <style:style style:name="P70" style:family="paragraph" style:parent-style-name="Heading_20_2">
      <style:text-properties officeooo:rsid="000d12cf" officeooo:paragraph-rsid="000d12cf"/>
    </style:style>
    <style:style style:name="P71" style:family="paragraph" style:parent-style-name="Heading_20_2">
      <style:text-properties officeooo:rsid="000ee398" officeooo:paragraph-rsid="000ee398"/>
    </style:style>
    <style:style style:name="P72" style:family="paragraph" style:parent-style-name="Heading_20_2">
      <style:text-properties officeooo:rsid="0018c7fa" officeooo:paragraph-rsid="0018c7fa"/>
    </style:style>
    <style:style style:name="P73" style:family="paragraph" style:parent-style-name="Heading_20_2">
      <style:text-properties officeooo:rsid="0011845e" officeooo:paragraph-rsid="0011845e"/>
    </style:style>
    <style:style style:name="P74" style:family="paragraph" style:parent-style-name="Heading_20_2">
      <style:text-properties officeooo:rsid="000f94d0" officeooo:paragraph-rsid="0012d4b9"/>
    </style:style>
    <style:style style:name="P75" style:family="paragraph" style:parent-style-name="Heading_20_2">
      <style:text-properties officeooo:rsid="0012d4b9" officeooo:paragraph-rsid="0012d4b9"/>
    </style:style>
    <style:style style:name="P76" style:family="paragraph" style:parent-style-name="Heading_20_2">
      <style:text-properties officeooo:rsid="00137a93" officeooo:paragraph-rsid="00137a93"/>
    </style:style>
    <style:style style:name="P77" style:family="paragraph" style:parent-style-name="Heading_20_2">
      <style:text-properties officeooo:paragraph-rsid="0014d7b0"/>
    </style:style>
    <style:style style:name="P78" style:family="paragraph" style:parent-style-name="Heading_20_2">
      <style:text-properties officeooo:rsid="0017864c" officeooo:paragraph-rsid="0017864c"/>
    </style:style>
    <style:style style:name="P79" style:family="paragraph" style:parent-style-name="Heading_20_2">
      <style:text-properties officeooo:rsid="004c432a" officeooo:paragraph-rsid="004c432a"/>
    </style:style>
    <style:style style:name="P80" style:family="paragraph" style:parent-style-name="Text_20_body">
      <style:paragraph-properties fo:text-align="center" style:justify-single-word="false"/>
      <style:text-properties style:font-name="TSCu_Comic" fo:font-size="18pt" fo:font-style="normal" fo:font-weight="normal" officeooo:rsid="004c432a" officeooo:paragraph-rsid="004dc0ef" style:font-name-asian="Microsoft YaHei" style:font-size-asian="18pt" style:font-style-asian="normal" style:font-weight-asian="normal" style:font-name-complex="Mangal" style:font-size-complex="18pt" style:font-style-complex="normal" style:font-weight-complex="normal"/>
    </style:style>
    <style:style style:name="P81" style:family="paragraph" style:parent-style-name="Text_20_body" style:list-style-name="L1">
      <style:text-properties officeooo:paragraph-rsid="000e1136"/>
    </style:style>
    <style:style style:name="P82" style:family="paragraph" style:parent-style-name="Text_20_body" style:list-style-name="L1">
      <style:text-properties style:font-name="Liberation Sans1" officeooo:rsid="000d12cf" officeooo:paragraph-rsid="000d12cf"/>
    </style:style>
    <style:style style:name="P83" style:family="paragraph" style:parent-style-name="Text_20_body" style:list-style-name="L1">
      <style:text-properties style:font-name="Liberation Sans1" officeooo:rsid="000dc742" officeooo:paragraph-rsid="000dc742"/>
    </style:style>
    <style:style style:name="P84" style:family="paragraph" style:parent-style-name="Text_20_body" style:list-style-name="L1">
      <style:text-properties style:font-name="Liberation Sans1" officeooo:rsid="000e1136" officeooo:paragraph-rsid="000e1136"/>
    </style:style>
    <style:style style:name="P85" style:family="paragraph" style:parent-style-name="Text_20_body">
      <style:text-properties style:font-name="Liberation Sans1" officeooo:rsid="00159635" officeooo:paragraph-rsid="00159635"/>
    </style:style>
    <style:style style:name="P86" style:family="paragraph" style:parent-style-name="Text_20_body">
      <style:text-properties style:font-name="Liberation Sans" fo:font-weight="normal" officeooo:rsid="0031bd17" officeooo:paragraph-rsid="006aa235" style:font-weight-asian="normal" style:font-weight-complex="normal"/>
    </style:style>
    <style:style style:name="P87" style:family="paragraph" style:parent-style-name="Text_20_body">
      <style:paragraph-properties fo:text-align="center" style:justify-single-word="false"/>
      <style:text-properties officeooo:rsid="00376200" officeooo:paragraph-rsid="00376200"/>
    </style:style>
    <style:style style:name="P88" style:family="paragraph" style:parent-style-name="Text_20_body">
      <style:text-properties officeooo:paragraph-rsid="000b4da0"/>
    </style:style>
    <style:style style:name="P89" style:family="paragraph" style:parent-style-name="Text_20_body">
      <style:text-properties officeooo:paragraph-rsid="000f34fe"/>
    </style:style>
    <style:style style:name="P90" style:family="paragraph" style:parent-style-name="Text_20_body">
      <style:text-properties officeooo:paragraph-rsid="00137a93"/>
    </style:style>
    <style:style style:name="P91" style:family="paragraph" style:parent-style-name="Text_20_body" style:list-style-name="L2">
      <style:paragraph-properties fo:margin-top="0in" fo:margin-bottom="0in" loext:contextual-spacing="false" fo:line-height="100%"/>
      <style:text-properties style:font-name="Liberation Sans" officeooo:rsid="0018c7fa" officeooo:paragraph-rsid="0018c7fa" style:font-name-asian="Microsoft YaHei" style:font-name-complex="Mangal"/>
    </style:style>
    <style:style style:name="P92" style:family="paragraph" style:parent-style-name="Text_20_body" style:list-style-name="L2">
      <style:paragraph-properties fo:margin-top="0in" fo:margin-bottom="0in" loext:contextual-spacing="false" fo:line-height="100%"/>
      <style:text-properties officeooo:rsid="0018c7fa" officeooo:paragraph-rsid="0018c7fa"/>
    </style:style>
    <style:style style:name="P93" style:family="paragraph" style:parent-style-name="Text_20_body" style:list-style-name="L3">
      <style:paragraph-properties fo:margin-top="0in" fo:margin-bottom="0in" loext:contextual-spacing="false" fo:line-height="100%"/>
      <style:text-properties style:font-name="Liberation Sans1" officeooo:rsid="0011845e" officeooo:paragraph-rsid="0011845e"/>
    </style:style>
    <style:style style:name="P94" style:family="paragraph" style:parent-style-name="Text_20_body" style:list-style-name="L4">
      <style:paragraph-properties fo:margin-top="0in" fo:margin-bottom="0in" loext:contextual-spacing="false" fo:line-height="100%"/>
      <style:text-properties style:font-name="Liberation Sans1" officeooo:rsid="0011845e" officeooo:paragraph-rsid="0011845e"/>
    </style:style>
    <style:style style:name="P95" style:family="paragraph" style:parent-style-name="Text_20_body" style:list-style-name="L3">
      <style:paragraph-properties fo:margin-top="0in" fo:margin-bottom="0in" loext:contextual-spacing="false" fo:line-height="100%"/>
      <style:text-properties style:font-name="Liberation Sans1" officeooo:rsid="003dbd72" officeooo:paragraph-rsid="0011845e"/>
    </style:style>
    <style:style style:name="P96" style:family="paragraph" style:parent-style-name="Text_20_body" style:list-style-name="L4">
      <style:paragraph-properties fo:margin-top="0in" fo:margin-bottom="0in" loext:contextual-spacing="false" fo:line-height="100%"/>
      <style:text-properties style:font-name="Liberation Sans1" officeooo:rsid="0012d4b9" officeooo:paragraph-rsid="0012d4b9"/>
    </style:style>
    <style:style style:name="P97" style:family="paragraph" style:parent-style-name="Text_20_body">
      <style:paragraph-properties fo:margin-top="0in" fo:margin-bottom="0.0937in" loext:contextual-spacing="false" fo:line-height="120%" fo:orphans="2" fo:widows="2"/>
    </style:style>
    <style:style style:name="T1" style:family="text">
      <style:text-properties fo:color="#000000"/>
    </style:style>
    <style:style style:name="T2" style:family="text">
      <style:text-properties officeooo:rsid="0000c910"/>
    </style:style>
    <style:style style:name="T3" style:family="text">
      <style:text-properties style:font-name="Liberation Sans"/>
    </style:style>
    <style:style style:name="T4" style:family="text">
      <style:text-properties style:font-name="Liberation Sans" fo:font-size="18.2000007629395pt" fo:font-weight="bold" officeooo:rsid="000158cf"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 fo:font-size="18.2000007629395pt" fo:font-weight="bold" officeooo:rsid="0002d01b"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18.2000007629395pt" fo:font-weight="bold" officeooo:rsid="00040b1d"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18.2000007629395pt" fo:font-weight="bold" officeooo:rsid="0017864c"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18.2000007629395pt" fo:font-weight="bold" officeooo:rsid="00202770"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style:font-name-asian="Microsoft YaHei" style:font-name-complex="Mangal"/>
    </style:style>
    <style:style style:name="T10" style:family="text">
      <style:text-properties style:font-name="Liberation Sans" officeooo:rsid="000af849" style:font-name-asian="Microsoft YaHei" style:font-name-complex="Mangal"/>
    </style:style>
    <style:style style:name="T11" style:family="text">
      <style:text-properties style:font-name="Liberation Sans" officeooo:rsid="000f94d0" style:font-name-asian="Microsoft YaHei" style:font-name-complex="Mangal"/>
    </style:style>
    <style:style style:name="T12" style:family="text">
      <style:text-properties style:font-name="Liberation Sans" officeooo:rsid="001944a6" style:font-name-asian="Microsoft YaHei" style:font-name-complex="Mangal"/>
    </style:style>
    <style:style style:name="T13" style:family="text">
      <style:text-properties style:font-name="Liberation Sans" officeooo:rsid="003d9ea3" style:font-name-asian="Microsoft YaHei" style:font-name-complex="Mangal"/>
    </style:style>
    <style:style style:name="T14" style:family="text">
      <style:text-properties style:font-name="Liberation Sans" officeooo:rsid="0000c910" style:font-name-asian="Microsoft YaHei" style:font-name-complex="Mangal"/>
    </style:style>
    <style:style style:name="T15" style:family="text">
      <style:text-properties style:font-name="Liberation Sans" officeooo:rsid="001b1a0a" style:font-name-asian="Microsoft YaHei" style:font-name-complex="Mangal"/>
    </style:style>
    <style:style style:name="T16" style:family="text">
      <style:text-properties style:font-name="Liberation Sans" fo:font-size="16.1000003814697pt" fo:font-weight="bold" officeooo:rsid="0017864c" style:font-name-asian="Microsoft YaHei" style:font-size-asian="16.1000003814697pt" style:font-weight-asian="bold" style:font-name-complex="Mangal" style:font-size-complex="16.1000003814697pt" style:font-weight-complex="bold"/>
    </style:style>
    <style:style style:name="T17" style:family="text">
      <style:text-properties style:font-name="Liberation Sans" fo:font-size="16.1000003814697pt" fo:font-weight="bold" officeooo:rsid="000477e5" style:font-name-asian="Microsoft YaHei" style:font-size-asian="16.1000003814697pt" style:font-weight-asian="bold" style:font-name-complex="Mangal" style:font-size-complex="16.1000003814697pt" style:font-weight-complex="bold"/>
    </style:style>
    <style:style style:name="T18" style:family="text">
      <style:text-properties style:font-name="Liberation Sans" fo:font-size="16.1000003814697pt" fo:font-weight="bold" officeooo:rsid="00081b63" style:font-name-asian="Microsoft YaHei" style:font-size-asian="16.1000003814697pt" style:font-weight-asian="bold" style:font-name-complex="Mangal" style:font-size-complex="16.1000003814697pt" style:font-weight-complex="bold"/>
    </style:style>
    <style:style style:name="T19" style:family="text">
      <style:text-properties style:font-name="Liberation Sans" officeooo:rsid="000477e5"/>
    </style:style>
    <style:style style:name="T20" style:family="text">
      <style:text-properties style:font-name="Liberation Sans" officeooo:rsid="0005cc07"/>
    </style:style>
    <style:style style:name="T21" style:family="text">
      <style:text-properties style:font-name="Liberation Sans" officeooo:rsid="00077727"/>
    </style:style>
    <style:style style:name="T22" style:family="text">
      <style:text-properties style:font-name="Liberation Sans" officeooo:rsid="00081b63"/>
    </style:style>
    <style:style style:name="T23" style:family="text">
      <style:text-properties style:font-name="Liberation Sans" officeooo:rsid="000af849"/>
    </style:style>
    <style:style style:name="T24" style:family="text">
      <style:text-properties style:font-name="Liberation Sans" officeooo:rsid="000b4da0"/>
    </style:style>
    <style:style style:name="T25" style:family="text">
      <style:text-properties style:font-name="Liberation Sans" officeooo:rsid="000ee398"/>
    </style:style>
    <style:style style:name="T26" style:family="text">
      <style:text-properties style:font-name="Liberation Sans" officeooo:rsid="002335cd"/>
    </style:style>
    <style:style style:name="T27" style:family="text">
      <style:text-properties style:font-name="Liberation Sans" officeooo:rsid="0024b05a"/>
    </style:style>
    <style:style style:name="T28" style:family="text">
      <style:text-properties style:font-name="Liberation Sans" officeooo:rsid="003569f6"/>
    </style:style>
    <style:style style:name="T29" style:family="text">
      <style:text-properties style:font-name="Liberation Sans" officeooo:rsid="00278bcb"/>
    </style:style>
    <style:style style:name="T30" style:family="text">
      <style:text-properties style:font-name="Liberation Sans" officeooo:rsid="0037ea6e"/>
    </style:style>
    <style:style style:name="T31" style:family="text">
      <style:text-properties style:font-name="Liberation Sans" officeooo:rsid="0038a3ae"/>
    </style:style>
    <style:style style:name="T32" style:family="text">
      <style:text-properties style:font-name="Liberation Sans" officeooo:rsid="0047461e"/>
    </style:style>
    <style:style style:name="T33" style:family="text">
      <style:text-properties style:font-name="Liberation Sans" officeooo:rsid="00486dc6"/>
    </style:style>
    <style:style style:name="T34" style:family="text">
      <style:text-properties style:font-name="Liberation Sans" fo:font-style="italic" officeooo:rsid="00361389" style:font-style-asian="italic" style:font-style-complex="italic"/>
    </style:style>
    <style:style style:name="T35" style:family="text">
      <style:text-properties style:font-name="Liberation Sans" officeooo:rsid="0034cada"/>
    </style:style>
    <style:style style:name="T36" style:family="text">
      <style:text-properties style:font-name="Liberation Sans" officeooo:rsid="00361389"/>
    </style:style>
    <style:style style:name="T37" style:family="text">
      <style:text-properties style:font-name="Liberation Sans" officeooo:rsid="004a6ce0"/>
    </style:style>
    <style:style style:name="T38" style:family="text">
      <style:text-properties style:font-name="Liberation Sans" officeooo:rsid="005118a3"/>
    </style:style>
    <style:style style:name="T39" style:family="text">
      <style:text-properties style:font-name="Liberation Sans" officeooo:rsid="00513de5"/>
    </style:style>
    <style:style style:name="T40" style:family="text">
      <style:text-properties style:font-name="Liberation Sans" officeooo:rsid="00543532"/>
    </style:style>
    <style:style style:name="T41" style:family="text">
      <style:text-properties style:font-name="Liberation Sans" officeooo:rsid="00137a93"/>
    </style:style>
    <style:style style:name="T42" style:family="text">
      <style:text-properties style:font-name="Liberation Sans" officeooo:rsid="0060ba75"/>
    </style:style>
    <style:style style:name="T43" style:family="text">
      <style:text-properties style:font-name="Liberation Sans" officeooo:rsid="0060caf4"/>
    </style:style>
    <style:style style:name="T44" style:family="text">
      <style:text-properties officeooo:rsid="0002d01b"/>
    </style:style>
    <style:style style:name="T45" style:family="text">
      <style:text-properties style:font-name="Liberation Sans2" style:font-name-asian="Microsoft YaHei" style:font-name-complex="Mangal"/>
    </style:style>
    <style:style style:name="T46" style:family="text">
      <style:text-properties style:font-name="Liberation Sans2" officeooo:rsid="000f94d0" style:font-name-asian="Microsoft YaHei" style:font-name-complex="Mangal"/>
    </style:style>
    <style:style style:name="T47" style:family="text">
      <style:text-properties style:font-name="Liberation Sans2" officeooo:rsid="00276687"/>
    </style:style>
    <style:style style:name="T48" style:family="text">
      <style:text-properties style:font-name="Noto Sans" officeooo:rsid="00276687"/>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513de5" style:font-style-asian="normal" style:font-style-complex="normal"/>
    </style:style>
    <style:style style:name="T52" style:family="text">
      <style:text-properties style:font-name="Noto Serif" fo:font-style="normal" style:font-style-asian="normal" style:font-style-complex="normal"/>
    </style:style>
    <style:style style:name="T53" style:family="text">
      <style:text-properties officeooo:rsid="000dc742"/>
    </style:style>
    <style:style style:name="T54" style:family="text">
      <style:text-properties style:font-name="Liberation Sans1"/>
    </style:style>
    <style:style style:name="T55" style:family="text">
      <style:text-properties style:font-name="Liberation Sans1" officeooo:rsid="00292e40"/>
    </style:style>
    <style:style style:name="T56" style:family="text">
      <style:text-properties style:font-name="Liberation Sans1" officeooo:rsid="002a2d8d"/>
    </style:style>
    <style:style style:name="T57" style:family="text">
      <style:text-properties style:font-name="Liberation Sans1" officeooo:rsid="003569f6"/>
    </style:style>
    <style:style style:name="T58" style:family="text">
      <style:text-properties style:font-name="Liberation Sans1" officeooo:rsid="00361389"/>
    </style:style>
    <style:style style:name="T59" style:family="text">
      <style:text-properties style:font-name="Liberation Sans1" officeooo:rsid="000dc742"/>
    </style:style>
    <style:style style:name="T60" style:family="text">
      <style:text-properties style:font-name="Liberation Sans1" officeooo:rsid="000e1136"/>
    </style:style>
    <style:style style:name="T61" style:family="text">
      <style:text-properties style:font-name="Liberation Sans1" officeooo:rsid="0052946a"/>
    </style:style>
    <style:style style:name="T62" style:family="text">
      <style:text-properties style:font-name="Liberation Sans1" officeooo:rsid="000f34fe"/>
    </style:style>
    <style:style style:name="T63" style:family="text">
      <style:text-properties style:font-name="Liberation Sans1" officeooo:rsid="00554a8b"/>
    </style:style>
    <style:style style:name="T64" style:family="text">
      <style:text-properties style:font-name="Liberation Sans1" officeooo:rsid="0039ba66"/>
    </style:style>
    <style:style style:name="T65" style:family="text">
      <style:text-properties style:font-name="Liberation Sans1" officeooo:rsid="003ad0e9"/>
    </style:style>
    <style:style style:name="T66" style:family="text">
      <style:text-properties style:font-name="Liberation Sans1" officeooo:rsid="003bf222"/>
    </style:style>
    <style:style style:name="T67" style:family="text">
      <style:text-properties style:font-name="Liberation Sans1" officeooo:rsid="00577531"/>
    </style:style>
    <style:style style:name="T68" style:family="text">
      <style:text-properties style:font-name="Liberation Sans1" officeooo:rsid="00137a93"/>
    </style:style>
    <style:style style:name="T69" style:family="text">
      <style:text-properties style:font-name="Liberation Sans1" officeooo:rsid="005a6efc"/>
    </style:style>
    <style:style style:name="T70" style:family="text">
      <style:text-properties style:font-name="Liberation Sans1" officeooo:rsid="005aa2a3"/>
    </style:style>
    <style:style style:name="T71" style:family="text">
      <style:text-properties officeooo:rsid="0012d4b9"/>
    </style:style>
    <style:style style:name="T72" style:family="text">
      <style:text-properties officeooo:rsid="00137a93"/>
    </style:style>
    <style:style style:name="T73" style:family="text">
      <style:text-properties officeooo:rsid="0014d7b0"/>
    </style:style>
    <style:style style:name="T74" style:family="text">
      <style:text-properties style:font-name="Liberation Sans3" officeooo:rsid="0014d7b0"/>
    </style:style>
    <style:style style:name="T75" style:family="text">
      <style:text-properties officeooo:rsid="0018c7fa"/>
    </style:style>
    <style:style style:name="T76" style:family="text">
      <style:text-properties officeooo:rsid="00194a00"/>
    </style:style>
    <style:style style:name="T77" style:family="text">
      <style:text-properties officeooo:rsid="00202e21"/>
    </style:style>
    <style:style style:name="T78" style:family="text">
      <style:text-properties fo:font-size="12pt" fo:font-style="normal" fo:font-weight="normal"/>
    </style:style>
    <style:style style:name="T79" style:family="text">
      <style:text-properties fo:font-size="12pt" fo:font-style="normal" fo:font-weight="normal" officeooo:rsid="00202e21"/>
    </style:style>
    <style:style style:name="T80" style:family="text">
      <style:text-properties fo:font-size="12pt" fo:font-style="normal" fo:font-weight="normal" officeooo:rsid="00423c77"/>
    </style:style>
    <style:style style:name="T81" style:family="text">
      <style:text-properties fo:font-size="12pt" fo:font-style="normal" fo:font-weight="normal" officeooo:rsid="00443bfe"/>
    </style:style>
    <style:style style:name="T82" style:family="text">
      <style:text-properties fo:font-variant="normal" fo:text-transform="none" fo:color="#6888c9" style:font-name="Liberation Sans" fo:font-size="12pt" fo:letter-spacing="normal" fo:font-style="normal" style:text-underline-style="solid" style:text-underline-width="auto" style:text-underline-color="font-color" fo:font-weight="normal"/>
    </style:style>
    <style:style style:name="T83" style:family="text">
      <style:text-properties fo:font-variant="normal" fo:text-transform="none" fo:font-size="12pt" fo:letter-spacing="normal" fo:font-style="normal" fo:font-weight="normal"/>
    </style:style>
    <style:style style:name="T84" style:family="text">
      <style:text-properties fo:font-variant="normal" fo:text-transform="none" fo:font-size="12pt" fo:letter-spacing="normal" fo:font-style="normal" fo:font-weight="normal" officeooo:rsid="00202e21"/>
    </style:style>
    <style:style style:name="T85" style:family="text">
      <style:text-properties fo:font-variant="normal" fo:text-transform="none" fo:font-size="12pt" fo:letter-spacing="normal" fo:font-style="normal" fo:font-weight="normal" officeooo:rsid="0021b47d"/>
    </style:style>
    <style:style style:name="T86" style:family="text">
      <style:text-properties fo:font-variant="normal" fo:text-transform="none" fo:font-size="12pt" fo:letter-spacing="normal" fo:font-style="normal" fo:font-weight="normal" officeooo:rsid="00443bfe"/>
    </style:style>
    <style:style style:name="T87" style:family="text">
      <style:text-properties fo:font-variant="normal" fo:text-transform="none" fo:font-size="12pt" fo:letter-spacing="normal" fo:font-style="normal" fo:font-weight="normal" officeooo:rsid="005f6e9f"/>
    </style:style>
    <style:style style:name="T88" style:family="text">
      <style:text-properties fo:font-variant="normal" fo:text-transform="none" fo:font-size="12pt" fo:letter-spacing="normal" fo:font-style="normal" fo:font-weight="normal" officeooo:rsid="005fe7c5"/>
    </style:style>
    <style:style style:name="T89" style:family="text">
      <style:text-properties fo:font-variant="normal" fo:text-transform="none" style:font-name="Liberation Sans" fo:font-size="12pt" fo:letter-spacing="normal" fo:font-style="normal" fo:font-weight="normal"/>
    </style:style>
    <style:style style:name="T90" style:family="text">
      <style:text-properties fo:font-variant="normal" fo:text-transform="none" style:font-name="Liberation Sans" fo:font-size="12pt" fo:letter-spacing="normal" fo:font-style="normal" fo:font-weight="normal" officeooo:rsid="0021b47d"/>
    </style:style>
    <style:style style:name="T91" style:family="text">
      <style:text-properties fo:font-variant="normal" fo:text-transform="none" style:font-name="Liberation Sans" fo:font-size="12pt" fo:letter-spacing="normal" fo:font-style="normal" fo:font-weight="normal" officeooo:rsid="00202e21"/>
    </style:style>
    <style:style style:name="T92" style:family="text">
      <style:text-properties fo:font-variant="normal" fo:text-transform="none" style:font-name="Liberation Sans" fo:font-size="12pt" fo:letter-spacing="normal" fo:font-style="normal" fo:font-weight="normal" officeooo:rsid="0046093f"/>
    </style:style>
    <style:style style:name="T93" style:family="text">
      <style:text-properties fo:font-variant="normal" fo:text-transform="none" style:font-name="Liberation Sans" fo:font-size="12pt" fo:letter-spacing="normal" fo:font-style="normal" fo:font-weight="normal" officeooo:rsid="0047461e"/>
    </style:style>
    <style:style style:name="T94" style:family="text">
      <style:text-properties fo:font-variant="normal" fo:text-transform="none" style:font-name="Liberation Sans" fo:font-size="12pt" fo:letter-spacing="normal" fo:font-style="normal" fo:font-weight="normal" officeooo:rsid="00423c77"/>
    </style:style>
    <style:style style:name="T95" style:family="text">
      <style:text-properties fo:font-variant="normal" fo:text-transform="none" style:font-name="Liberation Sans" fo:font-size="12pt" fo:letter-spacing="normal" fo:font-style="normal" fo:font-weight="normal" officeooo:rsid="005bd2d3"/>
    </style:style>
    <style:style style:name="T96" style:family="text">
      <style:text-properties fo:font-variant="normal" fo:text-transform="none" style:font-name="Liberation Sans" fo:font-size="12pt" fo:letter-spacing="normal" fo:font-style="normal" fo:font-weight="normal" officeooo:rsid="005e6bb5"/>
    </style:style>
    <style:style style:name="T97" style:family="text">
      <style:text-properties fo:font-variant="normal" fo:text-transform="none" style:font-name="Liberation Sans" fo:font-size="12pt" fo:letter-spacing="normal" fo:font-style="normal" fo:font-weight="normal" officeooo:rsid="005f6e9f"/>
    </style:style>
    <style:style style:name="T98" style:family="text">
      <style:text-properties officeooo:rsid="0021b47d"/>
    </style:style>
    <style:style style:name="T99" style:family="text">
      <style:text-properties officeooo:rsid="00262515"/>
    </style:style>
    <style:style style:name="T100" style:family="text">
      <style:text-properties officeooo:rsid="00276687"/>
    </style:style>
    <style:style style:name="T101" style:family="text">
      <style:text-properties officeooo:rsid="0033b531"/>
    </style:style>
    <style:style style:name="T102" style:family="text">
      <style:text-properties officeooo:rsid="003569f6"/>
    </style:style>
    <style:style style:name="T103" style:family="text">
      <style:text-properties officeooo:rsid="00361389"/>
    </style:style>
    <style:style style:name="T104" style:family="text">
      <style:text-properties fo:font-weight="normal" style:font-weight-asian="normal" style:font-weight-complex="normal"/>
    </style:style>
    <style:style style:name="T105" style:family="text">
      <style:text-properties fo:font-weight="normal" officeooo:rsid="002c5e93" style:font-weight-asian="normal" style:font-weight-complex="normal"/>
    </style:style>
    <style:style style:name="T106" style:family="text">
      <style:text-properties fo:font-weight="normal" officeooo:rsid="002ee594" style:font-weight-asian="normal" style:font-weight-complex="normal"/>
    </style:style>
    <style:style style:name="T107" style:family="text">
      <style:text-properties fo:font-weight="normal" officeooo:rsid="0031bd17" style:font-weight-asian="normal" style:font-weight-complex="normal"/>
    </style:style>
    <style:style style:name="T108" style:family="text">
      <style:text-properties fo:font-weight="normal" officeooo:rsid="0034cada" style:font-weight-asian="normal" style:font-weight-complex="normal"/>
    </style:style>
    <style:style style:name="T109" style:family="text">
      <style:text-properties officeooo:rsid="0036d11f"/>
    </style:style>
    <style:style style:name="T110" style:family="text">
      <style:text-properties officeooo:rsid="003d9ea3"/>
    </style:style>
    <style:style style:name="T111" style:family="text">
      <style:text-properties officeooo:rsid="00406b50"/>
    </style:style>
    <style:style style:name="T112" style:family="text">
      <style:text-properties officeooo:rsid="00423c77"/>
    </style:style>
    <style:style style:name="T113" style:family="text">
      <style:text-properties officeooo:rsid="00486dc6"/>
    </style:style>
    <style:style style:name="T114" style:family="text">
      <style:text-properties style:font-name="Liberation Serif1" officeooo:rsid="004eb706"/>
    </style:style>
    <style:style style:name="T115" style:family="text">
      <style:text-properties officeooo:rsid="004ec90a"/>
    </style:style>
    <style:style style:name="T116" style:family="text">
      <style:text-properties officeooo:rsid="00513de5"/>
    </style:style>
    <style:style style:name="T117" style:family="text">
      <style:text-properties officeooo:rsid="00514bd1"/>
    </style:style>
    <style:style style:name="T118" style:family="text">
      <style:text-properties officeooo:rsid="005aa2a3"/>
    </style:style>
    <style:style style:name="T119" style:family="text">
      <style:text-properties officeooo:rsid="00617a91"/>
    </style:style>
    <style:style style:name="T120" style:family="text">
      <style:text-properties officeooo:rsid="00619208"/>
    </style:style>
    <style:style style:name="T121" style:family="text">
      <style:text-properties style:font-name="Liberation Sans2" officeooo:rsid="00619208"/>
    </style:style>
    <style:style style:name="T122" style:family="text">
      <style:text-properties officeooo:rsid="00690621"/>
    </style:style>
    <style:style style:name="T123" style:family="text">
      <style:text-properties officeooo:rsid="006c72e2"/>
    </style:style>
    <style:style style:name="T124" style:family="text">
      <style:text-properties officeooo:rsid="006ee75d"/>
    </style:style>
    <style:style style:name="T125" style:family="text">
      <style:text-properties officeooo:rsid="006fe26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2">L</text:span>esvideo<text:span text:style-name="T2"> </text:span>123</text:p>
      <text:p text:style-name="P55"><text:span text:style-name="T14">Hoe maak ik in redelijke tijd een b</text:span><text:span text:style-name="T15">ruikbare</text:span><text:span text:style-name="T14"> lesvideo</text:span></text:p>
      <text:p text:style-name="P3"/>
      <text:p text:style-name="P3"/>
      <text:p text:style-name="P49"/>
      <text:p text:style-name="P3"/>
      <text:p text:style-name="P80">“Ik heb het nog nooit gedaan, dus ik denk dat ik het wel kan.”</text:p>
      <text:p text:style-name="P19">(Bron onbekend)</text:p>
      <text:p text:style-name="P3"/>
      <text:p text:style-name="P3"/>
      <text:p text:style-name="P3"/>
      <text:p text:style-name="P3"/>
      <text:p text:style-name="P3"/>
      <text:p text:style-name="P3"/>
      <text:p text:style-name="P3"/>
      <text:p text:style-name="P4"><text:span text:style-name="T114">©</text:span> Jacques de Hooge en Thijs de Ruijter</text:p>
      <text:p text:style-name="P4"/>
      <text:p text:style-name="P17">Licentie: Creative Commons</text:p>
      <text:p text:style-name="P18">Versie y20m06d1<text:span text:style-name="T125">9</text:span></text:p>
      <text:p text:style-name="P18"/>
      <text:p text:style-name="P16">Deze tekst mag naar hartelust door iedereen worden gebruikt!</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Inhoudsopgave</text:p>
          </text:index-title>
          <text:p text:style-name="P56"><text:a xlink:type="simple" xlink:href="#__RefHeading___Toc217_3421494182" text:style-name="Index_20_Link" text:visited-style-name="Index_20_Link">1. Hoe kun je lesvideos effectief inzetten<text:tab/>3</text:a></text:p>
          <text:p text:style-name="P57"><text:a xlink:type="simple" xlink:href="#__RefHeading___Toc223_3421494182" text:style-name="Index_20_Link" text:visited-style-name="Index_20_Link">Een element in de blended learning mix<text:tab/>3</text:a></text:p>
          <text:p text:style-name="P57"><text:a xlink:type="simple" xlink:href="#__RefHeading___Toc225_3421494182" text:style-name="Index_20_Link" text:visited-style-name="Index_20_Link">De student aan het roer<text:tab/>3</text:a></text:p>
          <text:p text:style-name="P57"><text:a xlink:type="simple" xlink:href="#__RefHeading___Toc227_3421494182" text:style-name="Index_20_Link" text:visited-style-name="Index_20_Link">Een samenhangend, geϊllustreerd verhaal<text:tab/>3</text:a></text:p>
          <text:p text:style-name="P57"><text:a xlink:type="simple" xlink:href="#__RefHeading___Toc229_3421494182" text:style-name="Index_20_Link" text:visited-style-name="Index_20_Link">Van mens tot mens<text:tab/>3</text:a></text:p>
          <text:p text:style-name="P57"><text:a xlink:type="simple" xlink:href="#__RefHeading___Toc231_3421494182" text:style-name="Index_20_Link" text:visited-style-name="Index_20_Link">Deskundige student<text:tab/>3</text:a></text:p>
          <text:p text:style-name="P57"><text:a xlink:type="simple" xlink:href="#__RefHeading___Toc233_3421494182" text:style-name="Index_20_Link" text:visited-style-name="Index_20_Link">Steunzoekende student<text:tab/>4</text:a></text:p>
          <text:p text:style-name="P57"><text:a xlink:type="simple" xlink:href="#__RefHeading___Toc235_3421494182" text:style-name="Index_20_Link" text:visited-style-name="Index_20_Link">Welke onderwerpen<text:tab/>4</text:a></text:p>
          <text:p text:style-name="P57"><text:a xlink:type="simple" xlink:href="#__RefHeading___Toc237_3421494182" text:style-name="Index_20_Link" text:visited-style-name="Index_20_Link">Samenvattend<text:tab/>4</text:a></text:p>
          <text:p text:style-name="P56"><text:a xlink:type="simple" xlink:href="#__RefHeading___Toc219_3421494182" text:style-name="Index_20_Link" text:visited-style-name="Index_20_Link">2. Hoe kun je lesvideos efficient vervaardigen<text:tab/>5</text:a></text:p>
          <text:p text:style-name="P57"><text:a xlink:type="simple" xlink:href="#__RefHeading___Toc239_3421494182" text:style-name="Index_20_Link" text:visited-style-name="Index_20_Link">Vermijd perfectionisme maar ook slordigheid<text:tab/>5</text:a></text:p>
          <text:p text:style-name="P57"><text:a xlink:type="simple" xlink:href="#__RefHeading___Toc241_3421494182" text:style-name="Index_20_Link" text:visited-style-name="Index_20_Link">Neem je lesvideo in delen (shots) op en bewaar deze na montage<text:tab/>5</text:a></text:p>
          <text:p text:style-name="P57"><text:a xlink:type="simple" xlink:href="#__RefHeading___Toc243_3421494182" text:style-name="Index_20_Link" text:visited-style-name="Index_20_Link">Plan je les en maak een script<text:tab/>5</text:a></text:p>
          <text:p text:style-name="P57"><text:a xlink:type="simple" xlink:href="#__RefHeading___Toc245_3421494182" text:style-name="Index_20_Link" text:visited-style-name="Index_20_Link">Zorg voor eenheid van tijd, plaats en handeling<text:tab/>5</text:a></text:p>
          <text:p text:style-name="P57"><text:a xlink:type="simple" xlink:href="#__RefHeading___Toc247_3421494182" text:style-name="Index_20_Link" text:visited-style-name="Index_20_Link">Gebruik visuele cues om trefzeker en snel te editten<text:tab/>6</text:a></text:p>
          <text:p text:style-name="P57"><text:a xlink:type="simple" xlink:href="#__RefHeading___Toc249_3421494182" text:style-name="Index_20_Link" text:visited-style-name="Index_20_Link">Gebruik een editing tool waarmee je al je shots in één handeling aan elkaar kunt cross-faden<text:tab/>6</text:a></text:p>
          <text:p text:style-name="P57"><text:a xlink:type="simple" xlink:href="#__RefHeading___Toc251_3421494182" text:style-name="Index_20_Link" text:visited-style-name="Index_20_Link">Save je video in hoge resolutie, bijvoorbeeld als mp4 file<text:tab/>6</text:a></text:p>
          <text:p text:style-name="P57"><text:a xlink:type="simple" xlink:href="#__RefHeading___Toc253_3421494182" text:style-name="Index_20_Link" text:visited-style-name="Index_20_Link">Bewaar je originele shots en clips!<text:tab/>7</text:a></text:p>
          <text:p text:style-name="P57"><text:a xlink:type="simple" xlink:href="#__RefHeading___Toc255_3421494182" text:style-name="Index_20_Link" text:visited-style-name="Index_20_Link">Maak een backup op een externe harddisk<text:tab/>7</text:a></text:p>
          <text:p text:style-name="P57"><text:a xlink:type="simple" xlink:href="#__RefHeading___Toc257_3421494182" text:style-name="Index_20_Link" text:visited-style-name="Index_20_Link">Overweeg streaming via YouTube<text:tab/>7</text:a></text:p>
          <text:p text:style-name="P57"><text:a xlink:type="simple" xlink:href="#__RefHeading___Toc259_3421494182" text:style-name="Index_20_Link" text:visited-style-name="Index_20_Link">Kies je taal bewust<text:tab/>7</text:a></text:p>
          <text:p text:style-name="P57"><text:a xlink:type="simple" xlink:href="#__RefHeading___Toc261_3421494182" text:style-name="Index_20_Link" text:visited-style-name="Index_20_Link">Manage je verwachtingen en neem de tijd<text:tab/>7</text:a></text:p>
          <text:p text:style-name="P57"><text:a xlink:type="simple" xlink:href="#__RefHeading___Toc263_3421494182" text:style-name="Index_20_Link" text:visited-style-name="Index_20_Link">Zorg voor goede hulpmiddelen<text:tab/>8</text:a></text:p>
          <text:p text:style-name="P56"><text:a xlink:type="simple" xlink:href="#__RefHeading___Toc265_3421494182" text:style-name="Index_20_Link" text:visited-style-name="Index_20_Link">3. Praktische tips en hulpmiddelen<text:tab/>9</text:a></text:p>
          <text:p text:style-name="P57"><text:a xlink:type="simple" xlink:href="#__RefHeading___Toc723_753433340" text:style-name="Index_20_Link" text:visited-style-name="Index_20_Link">Zorg voor goede belichting<text:tab/>9</text:a></text:p>
          <text:p text:style-name="P57"><text:a xlink:type="simple" xlink:href="#__RefHeading___Toc725_753433340" text:style-name="Index_20_Link" text:visited-style-name="Index_20_Link">Denk ook aan de achtergrond<text:tab/>9</text:a></text:p>
          <text:p text:style-name="P57"><text:a xlink:type="simple" xlink:href="#__RefHeading___Toc727_753433340" text:style-name="Index_20_Link" text:visited-style-name="Index_20_Link">Let op je houding tijdens het filmen<text:tab/>9</text:a></text:p>
          <text:p text:style-name="P57"><text:a xlink:type="simple" xlink:href="#__RefHeading___Toc729_753433340" text:style-name="Index_20_Link" text:visited-style-name="Index_20_Link">Geluid tijdens het filmen<text:tab/>10</text:a></text:p>
          <text:p text:style-name="P57"><text:a xlink:type="simple" xlink:href="#__RefHeading___Toc267_3421494182" text:style-name="Index_20_Link" text:visited-style-name="Index_20_Link">Recording software<text:tab/>10</text:a></text:p>
          <text:p text:style-name="P57"><text:a xlink:type="simple" xlink:href="#__RefHeading___Toc269_3421494182" text:style-name="Index_20_Link" text:visited-style-name="Index_20_Link">Editing software<text:tab/>10</text:a></text:p>
          <text:p text:style-name="P57"><text:a xlink:type="simple" xlink:href="#__RefHeading___Toc271_3421494182" text:style-name="Index_20_Link" text:visited-style-name="Index_20_Link">Postproductie software<text:tab/>11</text:a></text:p>
          <text:p text:style-name="P57"><text:a xlink:type="simple" xlink:href="#__RefHeading___Toc273_3421494182" text:style-name="Index_20_Link" text:visited-style-name="Index_20_Link">Smartboard software<text:tab/>11</text:a></text:p>
          <text:p text:style-name="P57"><text:a xlink:type="simple" xlink:href="#__RefHeading___Toc275_3421494182" text:style-name="Index_20_Link" text:visited-style-name="Index_20_Link">Overige software<text:tab/>12</text:a></text:p>
          <text:p text:style-name="P57"><text:a xlink:type="simple" xlink:href="#__RefHeading___Toc277_3421494182" text:style-name="Index_20_Link" text:visited-style-name="Index_20_Link">Cameras<text:tab/>12</text:a></text:p>
          <text:p text:style-name="P57"><text:a xlink:type="simple" xlink:href="#__RefHeading___Toc279_3421494182" text:style-name="Index_20_Link" text:visited-style-name="Index_20_Link">Geluid<text:tab/>13</text:a></text:p>
          <text:p text:style-name="P57"><text:a xlink:type="simple" xlink:href="#__RefHeading___Toc281_3421494182" text:style-name="Index_20_Link" text:visited-style-name="Index_20_Link">Lampen<text:tab/>14</text:a></text:p>
          <text:p text:style-name="P57"><text:a xlink:type="simple" xlink:href="#__RefHeading___Toc283_3421494182" text:style-name="Index_20_Link" text:visited-style-name="Index_20_Link">Touch screens<text:tab/>14</text:a></text:p>
          <text:p text:style-name="P57"><text:a xlink:type="simple" xlink:href="#__RefHeading___Toc285_3421494182" text:style-name="Index_20_Link" text:visited-style-name="Index_20_Link">Werkplek<text:tab/>15</text:a></text:p>
        </text:index-body>
      </text:table-of-content>
      <text:p text:style-name="P5"/>
      <text:h text:style-name="P61" text:outline-level="1"><text:bookmark-start text:name="__RefHeading___Toc217_3421494182"/><text:span text:style-name="T5">Hoe kun je </text:span><text:span text:style-name="T44">lesvideos effectief inzetten<text:line-break/></text:span><text:bookmark-end text:name="__RefHeading___Toc217_3421494182"/></text:h>
      <text:h text:style-name="P63" text:outline-level="2"><text:bookmark-start text:name="__RefHeading___Toc223_3421494182"/><text:span text:style-name="T17">E</text:span><text:span text:style-name="T18">en element in </text:span><text:span text:style-name="T22">de blended learning mix</text:span><text:bookmark-end text:name="__RefHeading___Toc223_3421494182"/></text:h>
      <text:p text:style-name="P7">Lesvideos zijn het meest <text:s/>effectief in een mix van lesmethoden. Een lesvideo is vanwege het inherente eenrichtingsverkeer vooral geschikt voor vervanging van “frontaal lesgeven”. Door lesvideo’s te gebruiken ontstaat ruimte om de contacttijd te benutten voor interactie met de studenten door beantwoording van vragen of het begeleid oefenen.</text:p>
      <text:h text:style-name="Heading_20_2" text:outline-level="2"><text:bookmark-start text:name="__RefHeading___Toc225_3421494182"/><text:span text:style-name="T19">D</text:span><text:span text:style-name="T3">e student aan het roer</text:span><text:bookmark-end text:name="__RefHeading___Toc225_3421494182"/></text:h>
      <text:p text:style-name="P29"><text:span text:style-name="T3">Daarnaast is er het voordeel dat studenten de video kunnen bekijken als het hen uitkomt,</text:span><text:span text:style-name="T20"> desgewenst stukje bij beetje. Ze kunnen</text:span><text:span text:style-name="T3"> </text:span><text:span text:style-name="T23">onderdelen</text:span><text:span text:style-name="T3"> die “gesneden koek” zijn versneld afspelen </text:span><text:span text:style-name="T20">of overslaan </text:span><text:span text:style-name="T3">en </text:span><text:span text:style-name="T23">onder</text:span><text:span text:style-name="T3">delen </text:span><text:span text:style-name="T20">die </text:span><text:span text:style-name="T23">lastig</text:span><text:span text:style-name="T20"> zijn</text:span><text:span text:style-name="T3"> terugkijken.</text:span></text:p>
      <text:h text:style-name="Heading_20_2" text:outline-level="2"><text:bookmark-start text:name="__RefHeading___Toc227_3421494182"/>Een samenhangend, ge<text:span text:style-name="T10">ϊl</text:span>lustreerd verhaal<text:bookmark-end text:name="__RefHeading___Toc227_3421494182"/></text:h>
      <text:p text:style-name="P31"><text:span text:style-name="T20">Daar waar in een live les de uitleg af en toe </text:span><text:span text:style-name="T21">ook bij ervaren docenten </text:span><text:span text:style-name="T20">“van het pad af” kan raken, kan middels een eenvoudig script en het per scene opnieuw opnemen van missers een goed lopende, b</text:span><text:span text:style-name="T23">ondige</text:span><text:span text:style-name="T20"> uitleg worden bereikt. Tussendoor kunnen gemakkelijk filmfragmenten, slides en dergelijke worden getoond.</text:span></text:p>
      <text:h text:style-name="P64" text:outline-level="2"><text:bookmark-start text:name="__RefHeading___Toc229_3421494182"/>Van mens tot mens<text:bookmark-end text:name="__RefHeading___Toc229_3421494182"/></text:h>
      <text:p text:style-name="P31"><text:span text:style-name="T20">Handig is als bij dit alles de docent (klein) in beeld blijf</text:span><text:span text:style-name="T21">t</text:span><text:span text:style-name="T20">, zodat er een bepaalde mate van (e</text:span><text:span text:style-name="T24">en</text:span><text:span text:style-name="T20">zijdig) contact blijft bestaan. </text:span><text:span text:style-name="T21">Veelvuldig onderzoek wijst uit dat lesgeven niet alleen een cognitief, maar vooral ook een affectief proces is. Het blijkt dat ook het zich eigen maken van exacte kennis in eerste instantie vaak meer een kwestie van vertrouwen van </text:span><text:span text:style-name="T24">in de</text:span><text:span text:style-name="T21"> boodschapper dan van pure cognitie is. Dus praat ook bij exacte onderwerpen van mens tot mens, dan blijft het geheel verteerbaar.</text:span></text:p>
      <text:h text:style-name="P68" text:outline-level="2" text:is-list-header="true"><text:bookmark-start text:name="__RefHeading___Toc231_3421494182"/>Deskundige student<text:bookmark-end text:name="__RefHeading___Toc231_3421494182"/></text:h>
      <text:p text:style-name="P30"><text:span text:style-name="T21">Een uitzondering is de ze</text:span><text:span text:style-name="T24">lfverzekerde </text:span><text:span text:style-name="T21">student die doelgericht opzoek is naar een ontbrekend puzzelstukje in een al aanwezig </text:span><text:span text:style-name="T24">deskundigheids-</text:span><text:span text:style-name="T21">kader. Zo’n student heeft voldoende vertrouwen om het ontbrekende “hapje” op eigen gezag te consumeren</text:span><text:span text:style-name="T24"> en te integreren</text:span><text:span text:style-name="T21">. Deze situatie is in veel opleidingssituatie</text:span><text:span text:style-name="T38">s</text:span><text:span text:style-name="T21"> eerder uitzondering dan regel.</text:span><text:span text:style-name="T24"> Vooral part-time studenten met werk-ervaring voldoen aan dit profiel.</text:span></text:p>
      <text:h text:style-name="P69" text:outline-level="2"><text:bookmark-start text:name="__RefHeading___Toc233_3421494182"/><text:soft-page-break/>Steunzoekende student<text:bookmark-end text:name="__RefHeading___Toc233_3421494182"/></text:h>
      <text:p text:style-name="P88"><text:span text:style-name="T3">Juist studenten die het zelfstandig “veroveren” </text:span><text:span text:style-name="T22">van kennis </text:span><text:span text:style-name="T3">niet gewend zijn</text:span><text:span text:style-name="T22">, hebben baat bij persoonlijk contact, ook al is dat bij het zien van een video beperkt tot een pratend hoofdje in de hoek van het scherm.</text:span><text:span text:style-name="T24"> </text:span><text:span text:style-name="T39">Dergelijke</text:span><text:span text:style-name="T24"> studenten hebben vaak potentieel, maar weining vertrouwen in eigen vermogens. Ook in een video zijn de</text:span><text:span text:style-name="T39">ze</text:span><text:span text:style-name="T24"> studenten aan te spreken. Het eenzijdige contact is te vergelijken met de invloed van een zelfhulp-boek, waarbij ook de toon de muziek bepaalt.</text:span></text:p>
      <text:h text:style-name="Heading_20_2" text:outline-level="2"><text:bookmark-start text:name="__RefHeading___Toc235_3421494182"/>Welke onderwerpen<text:bookmark-end text:name="__RefHeading___Toc235_3421494182"/></text:h>
      <text:p text:style-name="P6">Vrijwel elk onderwerp leent zich voor gebruik van lesvideo’s. Van straatjes leggen en slecht-weer gesprekken op<text:span text:style-name="T116"> </text:span>YouTube tot wiskunde op Khan Academy, er is vrijwel geen onderwijs-gebied waarop video’s geen aandeel kunnen leveren. Zelfs bij het aanleren van bij uitstek fysieke activiteiten zoals dansen en paardrijden leveren video’s een bijdrage. Aan de andere kant is <text:span text:style-name="T49">alleen </text:span><text:span text:style-name="T50">een video zelden voldoende. Interactie, vragen stellen en “gezien worden” </text:span><text:span text:style-name="T51">zijn </text:span><text:span text:style-name="T50">meestal onmisbare elementen. Het leuke is dat het gebruik van video-lesmateriaal binnen een beperkt aantal contact-uren ruimte cre</text:span><text:span text:style-name="T52">ë</text:span><text:span text:style-name="T50">ert voor deze elementen. </text:span></text:p>
      <text:h text:style-name="P70" text:outline-level="2"><text:bookmark-start text:name="__RefHeading___Toc237_3421494182"/>Samenvattend<text:bookmark-end text:name="__RefHeading___Toc237_3421494182"/></text:h>
      <text:list xml:id="list2792080336" text:style-name="L1">
        <text:list-item>
          <text:p text:style-name="P82">Gebruik video als <text:span text:style-name="T53">één element in een mix van lesvormen.</text:span></text:p>
        </text:list-item>
        <text:list-item>
          <text:p text:style-name="P83">Wijs de student er op dat hij de video naar eigen behoefte kan stilzetten, in delen kan bekijken, versneld kan afspelen en onderdelen kan skippen of herhalen.</text:p>
        </text:list-item>
        <text:list-item>
          <text:p text:style-name="P83">Wees kritisch op de kwaliteit van de uitleg en schroom niet dingen opnieuw op te nemen als je onduidelijkheden ziet.</text:p>
        </text:list-item>
        <text:list-item>
          <text:p text:style-name="P83">Laat je zien als mens, visueel en in taalgebruik, bijvoorbeeld door toevoeging van anekdotes en oprechte<text:span text:style-name="T117">,</text:span> bemoedigende opmerkingen.</text:p>
        </text:list-item>
        <text:list-item>
          <text:p text:style-name="P81"><text:span text:style-name="T59">S</text:span><text:span text:style-name="T60">tem je video af op het type student dat je verwacht: de zelfstandige, gevorderde cherrypicker of de </text:span><text:span text:style-name="T61">onzekere </text:span><text:span text:style-name="T60">steunzoeker d</text:span><text:span text:style-name="T61">ie aanmoediging nodig heeft.</text:span></text:p>
        </text:list-item>
        <text:list-item>
          <text:p text:style-name="P84">Elk onderwerp leent zich voor het gebruik van lesvideos, zoals blijkt uit de talloze “how to” videos op YouTube en de gelikte wiskundelessen op Khan Academy.</text:p>
        </text:list-item>
      </text:list>
      <text:p text:style-name="P8"/>
      <text:h text:style-name="P60" text:outline-level="1"><text:soft-page-break/></text:h>
      <text:h text:style-name="Heading_20_1" text:outline-level="1"><text:bookmark-start text:name="__RefHeading___Toc219_3421494182"/><text:span text:style-name="T44">Hoe </text:span><text:span text:style-name="T4">k</text:span><text:span text:style-name="T5">un je lesvideos efficient </text:span><text:span text:style-name="T6">vervaardigen</text:span><text:bookmark-end text:name="__RefHeading___Toc219_3421494182"/></text:h>
      <text:h text:style-name="P71" text:outline-level="2"><text:bookmark-start text:name="__RefHeading___Toc239_3421494182"/>Vermijd perfectionisme maar ook slordigheid<text:bookmark-end text:name="__RefHeading___Toc239_3421494182"/></text:h>
      <text:p text:style-name="P9">Doel van een lesvideo is het overbrengen van kennis en vaardigheden. Een lesvideo hoeft geen filmprijs in de wacht te slepen. Hier geldt de regel van Pareto: 80% van het resultaat wordt bereikt met 20% van de inspanning. Aan de andere kant: bepaalde zaken, zoals verspringende beelden tussen scenes, vervormd of sterk in niveau varierend geluid, slechte belichting, spiegelende brilleglazen en onleesbare tekst zijn storend en gemakkelijk te vermijden. Ook een ad-hoc verhaal zonder kop of staart, vol vergissingen is moeilijk te verteren.</text:p>
      <text:h text:style-name="Heading_20_2" text:outline-level="2"><text:bookmark-start text:name="__RefHeading___Toc241_3421494182"/><text:span text:style-name="T25">N</text:span><text:span text:style-name="T3">eem je lesvideo in </text:span><text:span text:style-name="T25">delen (shots)</text:span><text:span text:style-name="T3"> op en bewaar deze na montage</text:span><text:bookmark-end text:name="__RefHeading___Toc241_3421494182"/></text:h>
      <text:p text:style-name="P47"><text:span text:style-name="T25">Voor de vuist weg </text:span><text:span text:style-name="T30">aan één stuk </text:span><text:span text:style-name="T40">door </text:span><text:span text:style-name="T25">een goede les geven zonder publiek is</text:span><text:span text:style-name="T30"> </text:span><text:span text:style-name="T25">n</text:span><text:span text:style-name="T30">iet voor veel mensen weggelegd</text:span><text:span text:style-name="T25">. </text:span><text:span text:style-name="T30">Verdeel je les daarom in losse shots, die je later aan elkaar zet. </text:span><text:span text:style-name="T25">De ideale lengte v</text:span><text:span text:style-name="T31">an</text:span><text:span text:style-name="T25"> een shot is ca. 3 minuten. Langer leidt tot frustratie en tijdverlies als je aan het eind een vergissing maakt en je verhaal steeds opnieuw moet houden. Kortere shots leiden tot overheersende en daardoor afleidende aanwezigheid van overgangen.</text:span></text:p>
      <text:h text:style-name="P71" text:outline-level="2"><text:bookmark-start text:name="__RefHeading___Toc243_3421494182"/>Plan je les en maak een script<text:bookmark-end text:name="__RefHeading___Toc243_3421494182"/></text:h>
      <text:p text:style-name="P89"><text:span text:style-name="T62">Voor een geroutineerde docent loopt </text:span><text:span text:style-name="T63">een </text:span><text:span text:style-name="T62">les met studenten erbij vaak vanzelf. Juist het reageren op wat er gebeurt maakt een les lev</text:span><text:span text:style-name="T64">e</text:span><text:span text:style-name="T62">ndig en daarmee doeltreffend. Bij het opnemen van een videoles ontbreekt deze sturende feedback-lus. Schrijf daarom per shot uit wat je wilt overbrengen. Bereid eventueel slides voor, bijvoorbeeld met animaties</text:span><text:span text:style-name="T65">, of combineer s</text:span><text:span text:style-name="T67">tatische </text:span><text:span text:style-name="T65">slides </text:span><text:span text:style-name="T62">met </text:span><text:span text:style-name="T67">live </text:span><text:span text:style-name="T62">ad-hoc annotaties. Zet je script v</text:span><text:span text:style-name="T66">an</text:span><text:span text:style-name="T62"> </text:span><text:span text:style-name="T65">het</text:span><text:span text:style-name="T62"> huidige shot vlak onder of boven de camera, zodat je bij het opnemen recht in de camera kijkt.</text:span></text:p>
      <text:h text:style-name="P72" text:outline-level="2"><text:bookmark-start text:name="__RefHeading___Toc245_3421494182"/><text:span text:style-name="T11">Z</text:span><text:span text:style-name="T9">org voor eenheid van tijd, plaats en handeling</text:span><text:bookmark-end text:name="__RefHeading___Toc245_3421494182"/></text:h>
      <text:p text:style-name="P10">Een video wordt door de student ervaren als een aaneengesloten geheel. Dit wel zeggen dat het merkwaardig is als:</text:p>
      <text:list xml:id="list2786953332" text:style-name="L2">
        <text:list-item>
          <text:p text:style-name="P91">Je opeens andere kleren aanhebt</text:p>
        </text:list-item>
        <text:list-item>
          <text:p text:style-name="P91">Het eerst dag is en dan opeens nacht</text:p>
        </text:list-item>
        <text:list-item>
          <text:p text:style-name="P91">Je haar eerst nat is en twee seconden later droog</text:p>
        </text:list-item>
        <text:list-item>
          <text:p text:style-name="P92"><text:span text:style-name="T9">Je verhaal hiaten </text:span><text:span text:style-name="T12">of doublures </text:span><text:span text:style-name="T9">vertoond</text:span></text:p>
          <text:p text:style-name="P91"/>
        </text:list-item>
      </text:list>
      <text:p text:style-name="P52"><text:soft-page-break/>Dit is allemaal geen “big deal”, maar als je belang hecht aan een soepele kijkervaring zonder hoog “bloopers” gehalte kun je er op letten.</text:p>
      <text:p text:style-name="P10"/>
      <text:h text:style-name="P73" text:outline-level="2"><text:bookmark-start text:name="__RefHeading___Toc247_3421494182"/>Gebruik visuele cues om trefzeker en snel te editten<text:bookmark-end text:name="__RefHeading___Toc247_3421494182"/></text:h>
      <text:p text:style-name="P32">Doe bij opname van elk shot het volgende:</text:p>
      <text:list xml:id="list2147354945" text:style-name="L3">
        <text:list-item>
          <text:p text:style-name="P93">Start de opname</text:p>
        </text:list-item>
        <text:list-item>
          <text:p text:style-name="P93">Wacht 2 seconden</text:p>
        </text:list-item>
        <text:list-item>
          <text:p text:style-name="P93">Geef met twee handen in beeld een thumbs up</text:p>
        </text:list-item>
        <text:list-item>
          <text:p text:style-name="P93">Wacht <text:s/>2 seconden</text:p>
        </text:list-item>
        <text:list-item>
          <text:p text:style-name="P95">Houdt je verhaal, mede gebruik makend van visuele middelen</text:p>
        </text:list-item>
        <text:list-item>
          <text:p text:style-name="P93">Wacht <text:s/>2 seconden</text:p>
        </text:list-item>
        <text:list-item>
          <text:p text:style-name="P93">Geef met beide handen in beeld een stopteken (handpalmen naar camera met gespreide vingers</text:p>
        </text:list-item>
        <text:list-item>
          <text:p text:style-name="P93">Wacht 2 seconden</text:p>
        </text:list-item>
        <text:list-item>
          <text:p text:style-name="P93">Zet de camera af<text:line-break/></text:p>
        </text:list-item>
      </text:list>
      <text:p text:style-name="P50">Maak clips van je shots door ze als volgt te <text:span text:style-name="T76">op maat te snijden (trimmen)</text:span>:<text:line-break/></text:p>
      <text:list xml:id="list1997417734" text:style-name="L4">
        <text:list-item>
          <text:p text:style-name="P94">Sleep in je tool de tijd-slider tot de thumbs-up zichbaar wordt</text:p>
        </text:list-item>
        <text:list-item>
          <text:p text:style-name="P94">Sleep hem daarna verder tot je handen weer net uit beeld verwenen zijn</text:p>
        </text:list-item>
        <text:list-item>
          <text:p text:style-name="P94">Markeer dit als begin van je clip</text:p>
        </text:list-item>
        <text:list-item>
          <text:p text:style-name="P94">Sleep de tijd-slider tot het stopteken zichtbaar wordt</text:p>
        </text:list-item>
        <text:list-item>
          <text:p text:style-name="P94">Sleep hem terug (!)<text:span text:style-name="T71"> </text:span>tot je handen net uit beeld zijn</text:p>
        </text:list-item>
        <text:list-item>
          <text:p text:style-name="P96">Markeer dit als eind van je clip</text:p>
        </text:list-item>
        <text:list-item>
          <text:p text:style-name="P96">Save je clip</text:p>
        </text:list-item>
      </text:list>
      <text:h text:style-name="P74" text:outline-level="2"><text:bookmark-start text:name="__RefHeading___Toc249_3421494182"/>Gebruik een editing tool waarmee je <text:span text:style-name="T110">al je clips</text:span> in <text:span text:style-name="T45">éé</text:span><text:span text:style-name="T9">n handeling aan elkaar kunt cross-faden</text:span><text:bookmark-end text:name="__RefHeading___Toc249_3421494182"/></text:h>
      <text:p text:style-name="P51"><text:span text:style-name="T11">Cross-fading is het maken van overvloeiers tussen </text:span><text:span text:style-name="T9">clips</text:span><text:span text:style-name="T11">. Overvloeiers van ca </text:span><text:span text:style-name="T46">½</text:span><text:span text:style-name="T11"> seconde zijn ideaal. Ze laten</text:span><text:span text:style-name="T13"> </text:span><text:span text:style-name="T11">slechts een verwaarloosbaar deel van </text:span><text:span text:style-name="T13">het</text:span><text:span text:style-name="T11"> shot verloren gaan, maar voorkomen hinderlijk “verspringen” van het beeld door houdingsverandering van de docent, en wijziging van de lichtomstandigheden.</text:span><text:span text:style-name="T9"> In combinatie met de boven beschreven visuele cueing techniek kun je zo snel en netjes van een serie shots, via een serie <text:s/>clips (getrimd) komen tot een video.</text:span></text:p>
      <text:h text:style-name="P75" text:outline-level="2"><text:bookmark-start text:name="__RefHeading___Toc251_3421494182"/>Save je video in hoge resolutie, bijvoorbeeld als mp4 file<text:bookmark-end text:name="__RefHeading___Toc251_3421494182"/></text:h>
      <text:p text:style-name="P33">Een hoge resolutie geeft een grote file, maar achteraf kun je met een tooltje hieruit eenvoudig een low-res file maken. Bij uploaden naar YouTube gebeurt dat trouwens vanzelf. Echter kun je zo altijd bij voortschrijdende techiek alsnog je hi-res versie gaan gebruiken. Bandbreedte en schermresolutie worden met de jaren steeds ruimer.</text:p>
      <text:h text:style-name="P75" text:outline-level="2"><text:bookmark-start text:name="__RefHeading___Toc253_3421494182"/><text:soft-page-break/>Bewaar je originele shots en clips!<text:bookmark-end text:name="__RefHeading___Toc253_3421494182"/></text:h>
      <text:p text:style-name="P33">Zo kun je altijd eenvoudig scenes inlassen, weglaten of van volgorde veranderen. <text:span text:style-name="T72">Misschien ontdek je achteraf storende fouten of komt nieuwe kennis beschikbaar. Alles opnieuw opnemen is een klus die je niemand zou gunnen. Gaan knippen in de gehele video geeft vaak kwaliteitsverlies en is veel lastiger, omdat de uiteinden de fragmenten door de fades korter worden na elke herschikking.</text:span></text:p>
      <text:h text:style-name="P76" text:outline-level="2"><text:bookmark-start text:name="__RefHeading___Toc255_3421494182"/>Maak een backup op een externe harddisk<text:bookmark-end text:name="__RefHeading___Toc255_3421494182"/></text:h>
      <text:p text:style-name="P90"><text:span text:style-name="T68">Wis NOOIT iets van je backupmedium en overschrijf NOOIT oude versies. Vroeg of laat gaat dit mis, zelfs bij professionele omroepen. Een grote externe harddisk kost ca 50 Euro. Dit staat in geen verhouding tot de ge</text:span><text:span text:style-name="T41">ϊ</text:span><text:span text:style-name="T68">nvesteerde energie, creativiteit, tijd en liefde. Be</text:span><text:span text:style-name="T69">waar hem</text:span><text:span text:style-name="T68"> op een fysiek </text:span><text:span text:style-name="T69">van je computer </text:span><text:span text:style-name="T68">gescheiden lokatie (schuur, werkgever, ouders</text:span><text:span text:style-name="T70">, auto</text:span><text:span text:style-name="T68">). Koop zowiezo elk jaar een nieuwe en bewaar de oude zoals aangegeven. Vertrouw NIET uitsluitend op YouTube, Google Drive o.i.d. voor backups. Op YouTube loopt de kwaliteit sterk terug, en alle on-line storage providers wijzen elke verantwoordelijkheid voor zoekraken van content van de hand.</text:span></text:p>
      <text:h text:style-name="P76" text:outline-level="2"><text:bookmark-start text:name="__RefHeading___Toc257_3421494182"/>Overweeg streaming via YouTube<text:bookmark-end text:name="__RefHeading___Toc257_3421494182"/></text:h>
      <text:p text:style-name="P34">Het content delivery network van YouTube is geoptimaliseerd voor video streams, remote cooperation software zoals Teams is dat niet. En waarom zou je je effort niet zo breed mogelijk ter beschikking stellen. Delen van kennis met iedereen is een groot goed. Heel veel getalenteerde mensen zijn buitengesloten van ons onderwijssysteem, bijvoorbeeld omdat zich niet in de schoolbanken thuisvoelen of door omstandigheden niet aan de toelatingseisen voldoen. Stel de vrucht van je inspanning ter beschikking aan de samenleving.<text:span text:style-name="T111"> Neem een link op in Teams, Classroom of wat ook maar de standaard is bij jouw opleiding.</text:span></text:p>
      <text:h text:style-name="P76" text:outline-level="2"><text:bookmark-start text:name="__RefHeading___Toc259_3421494182"/>Kies je taal bewust<text:bookmark-end text:name="__RefHeading___Toc259_3421494182"/></text:h>
      <text:p text:style-name="P34">Ja, van een engelstalige video kan ook iemand met<text:span text:style-name="T115"> </text:span>een mobiele telefoon in een sloppenwijk plezier hebben. Aan de andere kant: er is al heel veel engelstalig lesmateriaal en voor sommige nederlandse studenten is engels nog steeds een moeilijk neembare hindernis. Hierin kun je alleen zelf een keuze maken.</text:p>
      <text:h text:style-name="P65" text:outline-level="2"><text:bookmark-start text:name="__RefHeading___Toc261_3421494182"/>Manage je verwachtingen en neem de tijd<text:bookmark-end text:name="__RefHeading___Toc261_3421494182"/></text:h>
      <text:p text:style-name="P35">H<text:span text:style-name="T73">et idee dat docenten “even” een lesvideo maken getuigt van totaal gebrek aan realisme. Het maken van een redelijke lesvideo kost in het begin </text:span><text:span text:style-name="T74">éé</text:span><text:span text:style-name="T73">n </text:span><text:span text:style-name="T74">à</text:span><text:span text:style-name="T73"> twee volle werkdagen per uur video. Na vervaardiging van enige uren materiaal loopt dit met de nodige inspanning terug tot ruim </text:span><text:soft-page-break/><text:span text:style-name="T73">een halve dag voor onderwerpen waar men zo goed in thuis is dat een kort, puntsgewijs script voldoende is, gesteld dat materialen zoals sheets en opgaven al vervaardigd zijn.</text:span></text:p>
      <text:h text:style-name="P77" text:outline-level="2"><text:bookmark-start text:name="__RefHeading___Toc263_3421494182"/><text:span text:style-name="T73">Zorg voor goede </text:span><text:span text:style-name="T16">hulpmiddelen</text:span><text:bookmark-end text:name="__RefHeading___Toc263_3421494182"/></text:h>
      <text:p text:style-name="P85">Video-productie vergt een snelle computer met veel geheugen en een grote harde schijf. Uploaden van video’s vergt internet verbinding met een redelijk snelle up-link. Goed geluid, goede belichting en goede software zijn cruciaal. Het volgende hoofdstuk gaat in op deze praktische aspecten. Over het algemeen geldt: het maken van een goede video is geen kleinigheid. Ook wanneer bij lange na geen omroepkwaliteit wordt nagestreef<text:span text:style-name="T118">d</text:span> is het een vaardigheid die veroverd moet worden door er gehoorlijk veel tijd en moeite in te stoppen. Maar dan heb je wel iets dat keer op keer gebruikt kan worden, zolang de aangeboden kennis <text:s/>actueel blijft.</text:p>
      <text:h text:style-name="P62" text:outline-level="1"><text:bookmark-start text:name="__RefHeading___Toc265_3421494182"/><text:span text:style-name="T7">P</text:span><text:span text:style-name="T8">raktische tips en hulpmiddelen</text:span><text:bookmark-end text:name="__RefHeading___Toc265_3421494182"/></text:h>
      <text:p text:style-name="P14"/>
      <text:h text:style-name="Heading_20_2" text:outline-level="2"><text:bookmark-start text:name="__RefHeading___Toc723_753433340"/>Zorg voor goede belichting<text:bookmark-end text:name="__RefHeading___Toc723_753433340"/></text:h>
      <text:p text:style-name="P53"><text:span text:style-name="T89">Het is </text:span><text:span text:style-name="T94">prettig voor kijkers</text:span><text:span text:style-name="T89"> </text:span><text:span text:style-name="T91">als</text:span><text:span text:style-name="T89"> je goed zichtbaar bent, of je nou een lesvideo </text:span><text:span text:style-name="T95">maakt</text:span><text:span text:style-name="T89"> of deelneemt aan vergadering met collega’s. Met een paar simpele tips kun je er voor zorgen dat je goed belicht bent, daar heb je geen dure filmstudio voor nodig.</text:span></text:p>
      <text:p text:style-name="P44">Het makkelijkste is om voor een raam te gaan zitten, er is geen beter licht dan natuurlijk licht. Zorg ervoor dat de camera tussen jou en het raam in staat, dus je filmt als het ware van het raam af. Film het raam zelf niet want dan ben je juist niet goed verlicht. Als het licht van een raam te fel is kun je het gordijn deels sluiten<text:span text:style-name="T112"> of de zonwerking naar beneden doen.</text:span></text:p>
      <text:p text:style-name="P43"><text:span text:style-name="T78">Wanneer het niet mogelijk is om voor een raam te zitten kun je eventueel een bureaulamp gebruiken om jezelf te belichten. Zet de lamp niet recht op je gezicht maar probeer jezelf indirect of van de zijkant te belichten. </text:span><text:span text:style-name="T79">Van opzij belichten voorkomt ook dat je brilleglazen gaan spiegelen. </text:span><text:span text:style-name="T78">Is de lamp te fel dan kun je er eventueel een wit t-shirt of laken overheen trekken om zo de lamp iets te dimmen.</text:span><text:span text:style-name="T80"> Kijk in dat geval wel uit voor oververhitting en</text:span><text:span text:style-name="T81"> zelfs</text:span><text:span text:style-name="T80"> brandgevaar</text:span><text:span text:style-name="T81">, zeker als het een ouderwetse gloeilamp betreft.</text:span></text:p>
      <text:h text:style-name="Heading_20_2" text:outline-level="2"><text:bookmark-start text:name="__RefHeading___Toc725_753433340"/>D<text:span text:style-name="T77">e</text:span>nk ook aan de achtergrond<text:bookmark-end text:name="__RefHeading___Toc725_753433340"/></text:h>
      <text:p text:style-name="P54"><text:span text:style-name="T86">Sta</text:span><text:span text:style-name="T83"> voor</text:span><text:span text:style-name="T86"> je</text:span><text:span text:style-name="T83"> gaat filmen </text:span><text:span text:style-name="T86">even stil bij</text:span><text:span text:style-name="T84"> </text:span><text:span text:style-name="T83">wat er op de achtergrond te zien is. </text:span><text:span text:style-name="T84">Bedenk </text:span><text:span text:style-name="T83">of je wilt laten zien wat er achter je gebeurt. Staat er een boekenkast</text:span><text:span text:style-name="T84">, dan</text:span><text:span text:style-name="T83"> kan dat een prima achtergrond zijn, maar gebeurt er veel op je achtergrond kan dat juist weer afleiden. Je kunt ervoor kiezen om je achtergrond te verbergen met bijvoorbeeld een foto, bedenk dan bij de foto welk gevoel je de studenten wil</text:span><text:span text:style-name="T86">t</text:span><text:span text:style-name="T83"> geven. Zo kan een foto van een huiskamer misschien een </text:span><text:span text:style-name="T86">vertrouwd</text:span><text:span text:style-name="T83"> gevoel geven bij een </text:span><text:span text:style-name="T84">coaching-</text:span><text:span text:style-name="T83">gesprek.</text:span></text:p>
      <text:h text:style-name="Heading_20_2" text:outline-level="2"><text:bookmark-start text:name="__RefHeading___Toc727_753433340"/><text:span text:style-name="T77">Let op</text:span> je houding tijdens het filmen<text:bookmark-end text:name="__RefHeading___Toc727_753433340"/></text:h>
      <text:p text:style-name="P53"><text:span text:style-name="T89">Wanneer je achter een bureau zit is het soms </text:span><text:span text:style-name="T92">verleidelijk</text:span><text:span text:style-name="T89"> om onderuit gezakt te gaan zitten. D</text:span><text:span text:style-name="T92">a</text:span><text:span text:style-name="T89">t is natuurlijk niet echt een motiverend voor wie de video </text:span><text:span text:style-name="T91">be</text:span><text:span text:style-name="T89">kijkt</text:span><text:span text:style-name="T91">, d</text:span><text:span text:style-name="T89">us </text:span><text:span text:style-name="T92">besteed wat aandacht</text:span><text:span text:style-name="T89"> </text:span><text:span text:style-name="T92">aan</text:span><text:span text:style-name="T89"> j</text:span><text:span text:style-name="T91">e</text:span><text:span text:style-name="T89"> houding. Je kunt ook overwegen om te gaan staan wanneer je een video opneemt. Dat kun je doen met een zitsta bureau, maar je </text:span><text:span text:style-name="T92">kunt </text:span><text:span text:style-name="T89">ook </text:span><text:span text:style-name="T92">je</text:span><text:span text:style-name="T89"> laptop </text:span><text:span text:style-name="T92">gewoon</text:span><text:span text:style-name="T89"> boven op een niet al te hoge kast plaatsen om zo toch staand op te kunnen nemen.</text:span></text:p>
      <text:h text:style-name="Heading_20_2" text:outline-level="2" text:is-list-header="true"><text:bookmark-start text:name="__RefHeading___Toc729_753433340"/><text:soft-page-break/>Geluid tijdens het filmen<text:bookmark-end text:name="__RefHeading___Toc729_753433340"/></text:h>
      <text:p text:style-name="P53"><text:span text:style-name="T89">Het is tijdens het kijken van een video altijd fijn </text:span><text:span text:style-name="T93">als </text:span><text:span text:style-name="T89">het geluid van goede kwaliteit is. Luister eens naar een opname van je eigen stem </text:span><text:span text:style-name="T93">op een stukje</text:span><text:span text:style-name="T89"> </text:span><text:span text:style-name="T93">proef-</text:span><text:span text:style-name="T89">video. Stel jezelf de vraag of je er zelf naar zou kunnen luisteren. Is dat niet zo</text:span><text:span text:style-name="T96">, dan</text:span><text:span text:style-name="T89"> kun je eventueel de microfoon gebruiken van de oortjes die bij je telefoon zijn geleverd of misschien heb je ergens nog wel een headset liggen.</text:span></text:p>
      <text:p text:style-name="P53"><text:span text:style-name="T89">Vermijd ook zoveel mogelijk omgevingsgeluiden. Een eerste stap is om elke vorm van notificaties uit te zetten. Doe dat door je telefoon op stil te zetten en alle applicaties op je computer die geluiden maken uit te zetten of te dempen. Zijn er omgevingsgeluiden die je niet uit kunt zetten kun je gebruik maken van applicaties zoals Krisp</text:span><text:span text:style-name="T97"> </text:span><text:span text:style-name="T90">[</text:span><text:a xlink:type="simple" xlink:href="https://ref.krisp.ai/u/uca3ac8faa" office:target-frame-name="_blank" xlink:show="new" text:style-name="Internet_20_link" text:visited-style-name="Visited_20_Internet_20_Link"><text:span text:style-name="T82">https://ref.krisp.ai/u/uca3ac8faa</text:span></text:a><text:span text:style-name="T90">]</text:span><text:span text:style-name="T91">, die </text:span><text:span text:style-name="T89">actief (achtergrond)geluiden</text:span><text:span text:style-name="T91"> kunnen</text:span><text:span text:style-name="T89"> wegfilteren.</text:span></text:p>
      <text:p text:style-name="P54"><text:span text:style-name="T84">G</text:span><text:span text:style-name="T87">a</text:span><text:span text:style-name="T84">at het om (o</text:span><text:span text:style-name="T85">pnemen van</text:span><text:span text:style-name="T84">) een online meeting, gebruik dan</text:span><text:span text:style-name="T83"> zoveel mogelijk een koptelefoon</text:span><text:span text:style-name="T84">. E</text:span><text:span text:style-name="T83">r is niet</text:span><text:span text:style-name="T84">s</text:span><text:span text:style-name="T83"> zo vervelend</text:span><text:span text:style-name="T84"> als voortdurend</text:span><text:span text:style-name="T83"> een echo te horen van je</text:span><text:span text:style-name="T84"> eigen stem</text:span><text:span text:style-name="T83">. Deze echo is makkelijk te voorkomen wanneer iedereen in </text:span><text:span text:style-name="T88">de</text:span><text:span text:style-name="T83"> meeting een koptelefoon draagt.</text:span></text:p>
      <text:h text:style-name="P78" text:outline-level="2" text:is-list-header="true"><text:bookmark-start text:name="__RefHeading___Toc267_3421494182"/>Recording software<text:bookmark-end text:name="__RefHeading___Toc267_3421494182"/></text:h>
      <text:p text:style-name="P37">OBS studio</text:p>
      <text:p text:style-name="P2">OBS <text:span text:style-name="T98">S</text:span>tudio<text:span text:style-name="T98"> is een opname-programma dat het mogelijk maakt verschillende video- en audio-bronnen real-time te combineren, zoals camera’s, beeldschermen, remote video-streams van bijvoorbeeld een mobiele telefoon, vooraf opgenomen filmfragmenten, foto’s, en audio komend vanaf microfoons of een mengpaneel. OBS Studio kan deze signalen combineren door middel van picture in picture (pratend hoofdje in de hoek), chroma-keying (achtergrond vervangen door foto of filmpje) of blending (transparante beelden over elkaar heen). Het resultaat kan met instelbare kwaliteit (en daarmee bestandsgrootte) worden opgenomen of live worden gestreamd naar bijvoorbeeld een Teams Live Event (als dit ge-enabled is in Teams) of naar public streaming sites zoals YouTube of Twitch.</text:span></text:p>
      <text:p text:style-name="P48"><text:span text:style-name="T26">Naast h</text:span><text:span text:style-name="T32">et combineren </text:span><text:span text:style-name="T26">van beelden en audio, staat een verzameling filters ter beschikking, bijvoorbeeld om tegenlicht-opnamen draaglijk te maken of kleurzweem op je gezicht door reflecterende f</text:span><text:span text:style-name="T33">el gekleurde</text:span><text:span text:style-name="T26"> muren te verminderen.</text:span></text:p>
      <text:p text:style-name="P13">OBS Studio is gratis te downloaden en gebruiken voor Windows, MacOS en Linux.</text:p>
      <text:h text:style-name="P78" text:outline-level="2"><text:bookmark-start text:name="__RefHeading___Toc269_3421494182"/>Editing software<text:bookmark-end text:name="__RefHeading___Toc269_3421494182"/></text:h>
      <text:p text:style-name="P37">OpenShot video editor</text:p>
      <text:p text:style-name="Text_20_body"><text:soft-page-break/><text:span text:style-name="T3">OpenShot</text:span><text:span text:style-name="T26"> is een video/audio montage</text:span><text:span text:style-name="T42">-</text:span><text:span text:style-name="T26">programma dat het mogelijk maakt opnamen te knippen en te plakken, meerdere audio</text:span><text:span text:style-name="T42">-</text:span><text:span text:style-name="T26"> en video</text:span><text:span text:style-name="T42">-</text:span><text:span text:style-name="T26">tracks met een juiste timing te combineren en output te genereren in verschillende video-formats (zoals mp4) </text:span><text:span text:style-name="T43">met</text:span><text:span text:style-name="T26"> verschillende resoluties en c</text:span><text:span text:style-name="T27">ompressie-kwaliteiten</text:span><text:span text:style-name="T26">.</text:span></text:p>
      <text:p text:style-name="P2">De basale workflow is simpel. Verschillende shots kunnen eerst op het oog “op maat” worden geknipt<text:span text:style-name="T119"> tot clips.</text:span> Daarna worden ze naar een tijdbalk gesleept en met één handeling aan elkaar gelast door middel van overvloeiers of andere creatieve overgangen.</text:p>
      <text:p text:style-name="P2">Het resultaat is een vloeiende video die geschikt is om bijvoorbeeld te uploaden naar YouTube. Indien de originele shots worden bewaard<text:span text:style-name="T119">,</text:span> kunnen die later ook in een andere context worden gebruikt of kunnen nieuwe “cuts” (montages, versies) gemaakt worden, met bepaalde scenes wel of niet aanwezig of aangepast aan de ontwikkelingen.</text:p>
      <text:p text:style-name="P11">OpenShot is gratis te downloaden en te gebruiken voor Windows, MacOS en Linux.</text:p>
      <text:h text:style-name="P78" text:outline-level="2"><text:bookmark-start text:name="__RefHeading___Toc271_3421494182"/>Postproductie software<text:bookmark-end text:name="__RefHeading___Toc271_3421494182"/></text:h>
      <text:p text:style-name="P37">Ffmpeg</text:p>
      <text:p text:style-name="P2">Ffmpeg is een postproductie-programma<text:span text:style-name="T120"> (programma voor gebruik n</text:span><text:span text:style-name="T121">à</text:span><text:span text:style-name="T120"> de eigenlijke productie van de video)</text:span>, dat het mogelijk <text:span text:style-name="T102">maakt </text:span>de audio- en video-kwaliteit van bestaande video’s in z’n geheel aan te passen.</text:p>
      <text:p text:style-name="P12">Het is een progamma met zeer veel<text:span text:style-name="T99"> </text:span>mogelijkheden waarvan er een paar erg handig kunnen zijn. Heb je een video opgenomen met te hard of te zacht geluid, of geluid van sterk wisselend niveau<text:span text:style-name="T99">, </text:span>dan kan <text:span text:style-name="T102">Ff</text:span>mpeg dat door middel van compressie in één arbeidsslag verhelpen.</text:p>
      <text:p text:style-name="P15">Geluid dat zo hard is opgenomen dat overmodulatie (een blikkerig<text:span text:style-name="T102">, schetterend</text:span> klinkend soort vervorming) optreed<text:span text:style-name="T102">t</text:span> is hiermee niet te repareren. Een te zachte opname is dus beter dan een te harde, mits hij niet volledig verdrinkt in de ruis.</text:p>
      <text:p text:style-name="P12">Een andere toepassing is het verlagen van de kwaliteit van een video om te zorgen dat hij sneller kan worden gedownload of compacter kan worden opgeslagen. Ook dit gebeurt in <text:span text:style-name="T99">één arbeidsslag.</text:span></text:p>
      <text:p text:style-name="P15">Ffmpeg werkt vanaf de command line. Praktisch gebruik in diverse situaties wordt beschreven op uiteenlopende plekken op Internet. Ook maakt <text:span text:style-name="T102">F</text:span>fmpeg een (al dan niet verborgen) <text:s/>deel uit van een aantal tools met een grafisch userinterface.</text:p>
      <text:p text:style-name="P11">Ffmpeg is gratis te downloaden en gebruiken voor Windows, MacOS en Linux.</text:p>
      <text:h text:style-name="P78" text:outline-level="2"><text:bookmark-start text:name="__RefHeading___Toc273_3421494182"/><text:soft-page-break/>Smartboard software<text:bookmark-end text:name="__RefHeading___Toc273_3421494182"/></text:h>
      <text:p text:style-name="P36">OpenBoard</text:p>
      <text:p text:style-name="P2">OpenBoard is een smartboard waarop kan worden getekend met diverse penkleuren en dikten, gemarkeerd en getypt. Ook kunnen PDF’s worden getoond.</text:p>
      <text:p text:style-name="P2">Bijzonder handig is dat OpenBoard transparant kan worden gemaakt. Daardoor kan het over andere applicaties worden heengelegd, die dan gewoon met de muis bediend kunnen worden. Echter kan er nu op willekeurige plekken overheen worden getekend.</text:p>
      <text:p text:style-name="P2"><text:s/>Zo kunnen in teksten dingen worden omcirkeld en van bijschriften voorzien. Het resultaat kan worden opgeslagen. Er kan worden gewerkt met een donkere of lichte achtergrond, al dan niet voorzien van lijntjes of <text:span text:style-name="T113">ruitjes</text:span>. Vooral in combinatie met een touch screen werkt OpenBoard bijzonder prettig.<text:span text:style-name="T100"> Een (2e) scherm met daarop OpenBoard kan </text:span><text:span text:style-name="T47">é</text:span><text:span text:style-name="T48">é</text:span><text:span text:style-name="T100">n van de video inputs van OBS studio zijn, waarbij de docent zichzelf ter verlevendiging in een hoekje in beeld kan plaatsen.</text:span></text:p>
      <text:p text:style-name="P2">Openboard is gratis te downloaden en gebruiken voor Windows, MacOS en Linux.</text:p>
      <text:h text:style-name="P78" text:outline-level="2"><text:bookmark-start text:name="__RefHeading___Toc275_3421494182"/>Overige software<text:bookmark-end text:name="__RefHeading___Toc275_3421494182"/></text:h>
      <text:p text:style-name="P2">LibreOffice Impress<text:span text:style-name="T100"> is een presentatie-programma a-la PowerPoint. Een krachtige formule-editor met een heldere, eenduidige invoer- en revisie-methode maakt standaard deel uit van Impress.</text:span></text:p>
      <text:p text:style-name="Text_20_body"><text:span text:style-name="T28">Wat vooral handig is, is de mogelijkheid</text:span><text:span text:style-name="T3"> </text:span><text:span text:style-name="T28">om zonder</text:span><text:span text:style-name="T3"> plugins, presentaties</text:span><text:span text:style-name="T29"> inclusief</text:span><text:span text:style-name="T3"> animaties</text:span><text:span text:style-name="T28"> (slides die stukje bij beetje verschijnen)</text:span><text:span text:style-name="T3"> om te zetten naar PDF bestanden, die bijvoorbeeld in OpenBoard kunnen worden gebruikt (en, zoals beschreven, opgenomen met OBS studio).</text:span><text:span text:style-name="T28"> De animatie blijft daarbij behouden, omdat de resulterende PDF uit verschillende, elkaar opvolgende snapshots bestaat.</text:span></text:p>
      <text:p text:style-name="P2">LibreOffice is gratis te downloaden en gebruiken voor Windows, MacOS en Linux.</text:p>
      <text:h text:style-name="P78" text:outline-level="2"><text:bookmark-start text:name="__RefHeading___Toc277_3421494182"/>Cameras<text:bookmark-end text:name="__RefHeading___Toc277_3421494182"/></text:h>
      <text:p text:style-name="P36">Webcams</text:p>
      <text:p text:style-name="P39">Webcams zijn er in soorten en maten en vaak zul je je neerleggen bij wat je laptop nu eenmaal te bieden heeft. Het grootste voordeel, naast gemak, is dat bij een ge<text:span text:style-name="T28">ϊ</text:span>ntegreerde webcam (eentje die al in je computer zit) beeld <text:span text:style-name="T102">van de camera </text:span>en geluid van de ingebouwde microfoon acceptabel gelijklopen. Bij een externe (USB) camera is dat helaas niet altijd het geval en moet soms achteraf worden nagesynchroniseerd.</text:p>
      <text:p text:style-name="P36">Phonecams</text:p>
      <text:p text:style-name="P39"><text:soft-page-break/>Camera’s van mobiele telefoons zijn meestal een orde van gro<text:span text:style-name="T102">o</text:span>t<text:span text:style-name="T102">t</text:span>e beter dan de webcam in je laptop. Daarnaast zijn ze (inderdaad) mobiel, en dus geschikt voor shots “op locatie”.</text:p>
      <text:p text:style-name="P39">Met behulp van een gratis programmaatje op je telefoon, zoals CamON zijn de beelden draadloos te streamen naar OBS studio, waar je ze met andere beelden kunt combineren. Wel zit hier vaak een flinke vertraging in, die in OpenShot video editor te corrigeren valt. </text:p>
      <text:p text:style-name="P39">Handiger is het, bij hi-res shots of shots ”op locatie”zowel beeld als geluid met je mobieltje op te nemen en dit geheel als file op je laptop te zetten. Daarna kun je het in OpenShot binnenhalen<text:span text:style-name="T102">, </text:span>combineren met andere fragmenten<text:span text:style-name="T102"> en verwerken tot een .mp4 file met overal dezelfde resolutie (pixels per oppervlakte) en hetzelfde framerate (beelden per seconde).</text:span></text:p>
      <text:p text:style-name="P38">Andere camera’s</text:p>
      <text:p text:style-name="P41"><text:span text:style-name="T55">Er is een oneindige variatie aan camera’s te koop met betere lenzen en een hogere resolutie dan een mobieltje. Echter is de beeld- en geluidskwaliteit van mobiele telefoons tegenwoordig zo goed, dat steeds meer mensen geen “losse” camera meer bezitten. De mogelijkheden van v</text:span><text:span text:style-name="T56">erschillende</text:span><text:span text:style-name="T55"> camera’s zijn zeer divers. Over het algemeen combineren ze een zeer goede beeldkwaliteit met een riante hoeveelheid gegevensopslag.</text:span><text:span text:style-name="T57"> Bovendien kun je ze eenvoudig op een statief zetten, maar met een stukje stevig karton, wat duct-tape, een paar elastiekjes en wat geknutsel is dat ook voor een mobieltje geen probleem.</text:span></text:p>
      <text:p text:style-name="P42"><text:span text:style-name="T55">B</text:span><text:span text:style-name="T54">ewakingscamera’s</text:span><text:span text:style-name="T58"> kunnen goedkoop zijn, maar</text:span><text:span text:style-name="T54"> passen vaak interframe-compressie toe, waardoor snelle bewegingen leiden tot tijdelijk onscherpe beelden. Met het vorderen van de techniek (vooral bandbreedte) wordt dit nadeel minder.</text:span></text:p>
      <text:h text:style-name="P66" text:outline-level="2"><text:bookmark-start text:name="__RefHeading___Toc279_3421494182"/>G<text:span text:style-name="T75">eluid</text:span><text:bookmark-end text:name="__RefHeading___Toc279_3421494182"/></text:h>
      <text:p text:style-name="P40">Microfoons</text:p>
      <text:p text:style-name="P20">De kwaliteit van in laptops ingebouwde microfoons varieert. Soms is het geluid hol en de verstaanbaarheid een probleem. Een losse microfoon kan dan uitkomst bieden. Probeer hem echter eerst uit. Bij goedkope microfoons is de kabel niet goed afgeschermd, waardoor luidruchtige storing wordt opgepikt van de laptop.</text:p>
      <text:p text:style-name="P22"><text:span text:style-name="T105">Headsets zijn handig, maar </text:span><text:span text:style-name="T106">geven je in beeld wel een hoog DJ gehalte. Afhankelijk van jou en je publiek is dat een voordeel of een nadeel.</text:span></text:p>
      <text:p text:style-name="P22"><text:span text:style-name="T106">Een iets minder prominente techno-look kun je bereiken door een set oortelefoontjes met</text:span><text:span text:style-name="T107"> aan- of ingebouwde microfoon </text:span><text:span text:style-name="T106">te gebruiken, zoals fietsers en voetgangers doen die aanvankelijk in zichzelf lijken te praten, maar in feite met hun medemens aan het communiceren zijn.</text:span></text:p>
      <text:p text:style-name="P23"><text:soft-page-break/><text:span text:style-name="T104">Keelmicrofoons veroorzaken </text:span><text:span text:style-name="T108">soms </text:span><text:span text:style-name="T104">bijgeluiden, omdat ze tegen de kraag van een kledingstuk aankomen. Opnieuw moeten opnemen van een scene is het gevolg.</text:span><text:span text:style-name="T107"> Ze zijn wel prettig onopvallend.</text:span></text:p>
      <text:p text:style-name="P24"><text:span text:style-name="T107">E</text:span><text:span text:style-name="T104">en professionele richtmicrofoon</text:span><text:span text:style-name="T108"> (bijv. Shure)</text:span><text:span text:style-name="T104">, gecombineerd met een voorversterker, zoals aanwezig in een mengpaneel </text:span><text:span text:style-name="T108">g</text:span><text:span text:style-name="T104">eeft ‘t beste geluid.</text:span></text:p>
      <text:p text:style-name="P40">Mengpanelen</text:p>
      <text:p text:style-name="P86">Een mengpaneel met “phantom voeding” en microfoon-voorversterker (bijv. Mackie) maakt het mogelijk professionele microfoons te gebruiken en meerdere geluidsbronnen live te combineren. De uitgang van het mengpaneel wordt via een zogenaamde “stereo japanse microplug” (zo’n stekkertje dat aan een set oortelefoontjes zit) op je laptop of andere PC aangesloten.</text:p>
      <text:p text:style-name="P86"><text:span text:style-name="T122">Mocht je audiokaart of besturingssysteem moeite hebben met deze configuratie, dan is voor iets meer dan 10 Euro een extern USB audio-adapter te koop met uitstekende geluidskwaliteit (bijv. Dolock) en probleemloze installatie.</text:span></text:p>
      <text:p text:style-name="P21">Bij een mengpaneel heb je de geluidskwaliteit <text:span text:style-name="T123">goed</text:span> in de hand. Zo kun je voor een betere verstaanbaarheid de hoge frequenties wat harder zetten. De lage frequenties kun je wegfilteren zodat voorbij-denderende vrachtwagens niet al te storend zijn. Dit filteren kan echter ook electronisch, dus zonder mengpaneel.<text:span text:style-name="T101"> Het beproken postproductie programma Ffmpeg biedt hiertoe uitgebreide mogelijkheden.</text:span></text:p>
      <text:h text:style-name="P78" text:outline-level="2"><text:bookmark-start text:name="__RefHeading___Toc281_3421494182"/>Lampen<text:bookmark-end text:name="__RefHeading___Toc281_3421494182"/></text:h>
      <text:p text:style-name="P25">Een bureaulamp, al dan niet met een T-shirt eroverheen<text:span text:style-name="T103"> als “diffusor”</text:span>, is prima als aanvulling als onvoldoende daglicht aanwezig is.<text:span text:style-name="T103"> Kijk wel uit dat de zaak niet oververhit raakt en zelfs vlam vat. Kwestie van in de gaten houden en bij gloeilampen helemaal niet doen, die worden dan veel te heet. Bij andere lampen in ieder geval zorgen dat de zaak aan de boven- en onderkant open blijft, zodat de warme lucht kan opstijgen (convectie).</text:span></text:p>
      <text:p text:style-name="P45"><text:span text:style-name="T35">Indien het daglicht van de </text:span><text:span text:style-name="T36">verkeerde kant komt (tegelicht) is zwaarder geschut nodig. Als het niet mogelijk is je werkplek te verplaatsen of verdraaien, is een SAD (Season Affected Depression) lamp op je bureau een uitkomst. Zulke lampen zijn regelbaar en geven een krachtig maar verspreid, natuurlijk gekleurd licht. ‘s Avonds flink dimmen en zowiezo niet onnodig lang aanzetten. Ze bevatten nauwelijks UV licht, maar je wordt er wel</text:span><text:span text:style-name="T34"> erg </text:span><text:span text:style-name="T36">wakker van.</text:span></text:p>
      <text:h text:style-name="P67" text:outline-level="2"><text:bookmark-start text:name="__RefHeading___Toc283_3421494182"/><text:soft-page-break/>Touch screens<text:bookmark-end text:name="__RefHeading___Toc283_3421494182"/></text:h>
      <text:p text:style-name="P2">Een <text:span text:style-name="T109">flink </text:span>aanraak-scherm in combinatie met <text:span text:style-name="T109">bijv. </text:span>OpenBoard benader<text:span text:style-name="T109">t</text:span> het comfort van een full size smartboard in een lokaal. Je kunt er moeiteloos formules op schrijven en diagrammen <text:span text:style-name="T109">op </text:span>schetsen. Vaak hebben ze een in de <text:span text:style-name="T109">boven</text:span>rand ingebouwde webcam, waardoor je tijdens het schrijven de studenten automatisch aankijkt. Reken echter op een investering van ruim 300 Euro.</text:p>
      <text:p text:style-name="P26">Tablet<text:span text:style-name="T103">s zijn betaalbaarder maar nopen je omlaag te kijken. Dat ook de camera op z’n rug op je bureau ligt helpt <text:s/>niet echt, het effect is dat je publiek zich terug waant in z’n babytijd, met jou als bewonderende oom of tante die zich over de wieg buigt. <text:s/>Rechtop zetten kan, soms met hulp van iets simpels als een boekensteun, maar dat schrijft wel wat lastig op zo’n klein formaat.</text:span></text:p>
      <text:p text:style-name="P2">Wie een laptop met een touch screen heeft, is natuurlijk gelijk klaar. Een tweede scherm, dat in dat geval geen “touch” faciliteiten hoeft te hebben, is <text:span text:style-name="T109">evengoed </text:span>wel handig. Je werkt dan op het ene scherm en recording software zoals OBS Studio draait op het andere.</text:p>
      <text:h text:style-name="P78" text:outline-level="2"><text:bookmark-start text:name="__RefHeading___Toc285_3421494182"/>Werkplek<text:bookmark-end text:name="__RefHeading___Toc285_3421494182"/></text:h>
      <text:p text:style-name="P36">Plaats</text:p>
      <text:p text:style-name="P2">Houd rekening met belichting, storend geluid en looproutes van familieleden, maar ook met “klassieke” ergonomische factoren zoals stoel- en bureaublad-hoogte. Zorg dat je niet te ver van je modem af zit als je deze plek ook gebruikt voor real-time video contact, dat scheelt bandbreedte en dus beeldkwaliteit.</text:p>
      <text:p text:style-name="P36">Niet-storen bordje</text:p>
      <text:p text:style-name="Text_20_body"><text:span text:style-name="T3">Een </text:span><text:span text:style-name="T37">plakhaakje op de</text:span><text:span text:style-name="T3"> deur en een afneembaar bordje met de tekst “Opname, niet storen AUB” scheelt aardig wat mislukte shots, alhoewel een binnenkomend kind een opgenomen les ook kan verlevendigen. Huisdieren hebben hetzelfde effect. Half aangeklede familieleden niet helemaal.</text:span></text:p>
      <text:p text:style-name="P36">Spiegel</text:p>
      <text:p text:style-name="P27">Het is vervelend om na het schieten van 10 scenes, met 3 pogingen per scene, achteraf op te merken dat er al die tijd nog een klodder dagcreme of scheerschuim op je neus zat. Af en toe in <text:span text:style-name="T124">een </text:span>voor het grijpen liggende spiegel kijken is daarom niet zozeer ijdel alswel practisch. En er is toch niemand die ‘t ziet.</text:p>
      <text:h text:style-name="P79" text:outline-level="2">Nadere uitleg, demonstratie en assistentie beschikbaar </text:h>
      <text:p text:style-name="P28">Mocht je meer willen weten of gewoon <text:span text:style-name="T124">behoefte hebben aan </text:span>wat praktische bijstand, neem dan contact op met de auteurs. We helpen je graag verder, individueel of in een groepsles. <text:soft-page-break/>Mochten bepaalde aspecten bij veel mensen vragen oproepen, dan wijden we er graag een aanvullend document of aanvullende video aan.</text:p>
      <text:p text:style-name="P87">--//--</text:p>
      <text:p text:style-name="P4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nas" svg:font-family="'Liberation Snas'"/>
    <style:font-face style:name="Mangal1" svg:font-family="Mangal"/>
    <style:font-face style:name="Liberation Serif1" svg:font-family="'Liberation Serif'" style:font-family-generic="roman"/>
    <style:font-face style:name="Noto Serif" svg:font-family="'Noto Serif'" style:font-family-generic="roman"/>
    <style:font-face style:name="Liberation Sans2" svg:font-family="'Liberation Sans'" style:font-family-generic="swiss"/>
    <style:font-face style:name="Liberation Sans3" svg:font-family="'Liberation Sans'" style:font-adornments="Bold" style:font-family-generic="swiss"/>
    <style:font-face style:name="Noto Sans" svg:font-family="'Noto Sans'" style:font-family-generic="swiss"/>
    <style:font-face style:name="TSCu_Comic" svg:font-family="TSCu_Com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2a6099" style:font-name="Liberation Snas" officeooo:rsid="0037a320" officeooo:paragraph-rsid="0037a320"/>
    </style:style>
    <style:style style:name="MT1" style:family="text">
      <style:text-properties fo:color="#0000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Lesvideo 123<text:tab/><text:tab/><text:span text:style-name="MT1"><text:page-number text:select-page="current">14</text:page-number></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6-19T09:49:18.961328493</dc:date>
    <meta:editing-duration>PT5H5M24S</meta:editing-duration>
    <meta:editing-cycles>79</meta:editing-cycles>
    <meta:document-statistic meta:table-count="0" meta:image-count="0" meta:object-count="0" meta:page-count="16" meta:paragraph-count="200" meta:word-count="4531" meta:character-count="28101" meta:non-whitespace-character-count="23784"/>
  </office:meta>
</office:document-meta>
</file>